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9.4cm" table:align="left"/>
    </style:style>
    <style:style style:name="Tabla1.A" style:family="table-column">
      <style:table-column-properties style:column-width="2.769cm"/>
    </style:style>
    <style:style style:name="Tabla1.B" style:family="table-column">
      <style:table-column-properties style:column-width="3.11cm"/>
    </style:style>
    <style:style style:name="Tabla1.C" style:family="table-column">
      <style:table-column-properties style:column-width="3.521cm"/>
    </style:style>
    <style:style style:name="Tabla1.A1" style:family="table-cell">
      <style:table-cell-properties style:vertical-align="middle" fo:padding="0.049cm" fo:border="none"/>
    </style:style>
    <style:style style:name="Tabla2" style:family="table">
      <style:table-properties style:width="9.287cm" table:align="left"/>
    </style:style>
    <style:style style:name="Tabla2.A" style:family="table-column">
      <style:table-column-properties style:column-width="2.161cm"/>
    </style:style>
    <style:style style:name="Tabla2.B" style:family="table-column">
      <style:table-column-properties style:column-width="2.898cm"/>
    </style:style>
    <style:style style:name="Tabla2.C" style:family="table-column">
      <style:table-column-properties style:column-width="4.228cm"/>
    </style:style>
    <style:style style:name="Tabla2.A1" style:family="table-cell">
      <style:table-cell-properties style:vertical-align="middle" fo:padding="0.049cm" fo:border="none"/>
    </style:style>
    <style:style style:name="Tabla3" style:family="table">
      <style:table-properties style:width="11.963cm" table:align="left"/>
    </style:style>
    <style:style style:name="Tabla3.A" style:family="table-column">
      <style:table-column-properties style:column-width="3.006cm"/>
    </style:style>
    <style:style style:name="Tabla3.B" style:family="table-column">
      <style:table-column-properties style:column-width="3.11cm"/>
    </style:style>
    <style:style style:name="Tabla3.C" style:family="table-column">
      <style:table-column-properties style:column-width="5.847cm"/>
    </style:style>
    <style:style style:name="Tabla3.A1" style:family="table-cell">
      <style:table-cell-properties style:vertical-align="middle" fo:padding="0.049cm" fo:border="none"/>
    </style:style>
    <style:style style:name="Tabla4" style:family="table">
      <style:table-properties style:width="9.287cm" table:align="left"/>
    </style:style>
    <style:style style:name="Tabla4.A" style:family="table-column">
      <style:table-column-properties style:column-width="2.161cm"/>
    </style:style>
    <style:style style:name="Tabla4.B" style:family="table-column">
      <style:table-column-properties style:column-width="2.898cm"/>
    </style:style>
    <style:style style:name="Tabla4.C" style:family="table-column">
      <style:table-column-properties style:column-width="4.228cm"/>
    </style:style>
    <style:style style:name="Tabla4.A1" style:family="table-cell">
      <style:table-cell-properties style:vertical-align="middle" fo:padding="0.049cm" fo:border="none"/>
    </style:style>
    <style:style style:name="Tabla5" style:family="table">
      <style:table-properties style:width="15.692cm" table:align="left"/>
    </style:style>
    <style:style style:name="Tabla5.A" style:family="table-column">
      <style:table-column-properties style:column-width="7.35cm"/>
    </style:style>
    <style:style style:name="Tabla5.B" style:family="table-column">
      <style:table-column-properties style:column-width="2.6cm"/>
    </style:style>
    <style:style style:name="Tabla5.C" style:family="table-column">
      <style:table-column-properties style:column-width="5.741cm"/>
    </style:style>
    <style:style style:name="Tabla5.A1" style:family="table-cell">
      <style:table-cell-properties style:vertical-align="middle" fo:padding="0.049cm" fo:border="none"/>
    </style:style>
    <style:style style:name="Tabla6" style:family="table">
      <style:table-properties style:width="13.522cm" table:align="left"/>
    </style:style>
    <style:style style:name="Tabla6.A" style:family="table-column">
      <style:table-column-properties style:column-width="3.201cm"/>
    </style:style>
    <style:style style:name="Tabla6.B" style:family="table-column">
      <style:table-column-properties style:column-width="3.11cm"/>
    </style:style>
    <style:style style:name="Tabla6.C" style:family="table-column">
      <style:table-column-properties style:column-width="7.211cm"/>
    </style:style>
    <style:style style:name="Tabla6.A1" style:family="table-cell">
      <style:table-cell-properties style:vertical-align="middle" fo:padding="0.049cm" fo:border="none"/>
    </style:style>
    <style:style style:name="Tabla7" style:family="table">
      <style:table-properties style:width="10.336cm" table:align="left"/>
    </style:style>
    <style:style style:name="Tabla7.A" style:family="table-column">
      <style:table-column-properties style:column-width="2.125cm"/>
    </style:style>
    <style:style style:name="Tabla7.B" style:family="table-column">
      <style:table-column-properties style:column-width="2.6cm"/>
    </style:style>
    <style:style style:name="Tabla7.C" style:family="table-column">
      <style:table-column-properties style:column-width="5.611cm"/>
    </style:style>
    <style:style style:name="Tabla7.A1" style:family="table-cell">
      <style:table-cell-properties style:vertical-align="middle" fo:padding="0.049cm" fo:border="none"/>
    </style:style>
    <style:style style:name="Tabla8" style:family="table">
      <style:table-properties style:width="11.726cm" table:align="left"/>
    </style:style>
    <style:style style:name="Tabla8.A" style:family="table-column">
      <style:table-column-properties style:column-width="2.769cm"/>
    </style:style>
    <style:style style:name="Tabla8.B" style:family="table-column">
      <style:table-column-properties style:column-width="3.11cm"/>
    </style:style>
    <style:style style:name="Tabla8.C" style:family="table-column">
      <style:table-column-properties style:column-width="5.847cm"/>
    </style:style>
    <style:style style:name="Tabla8.A1" style:family="table-cell">
      <style:table-cell-properties style:vertical-align="middle" fo:padding="0.049cm" fo:border="none"/>
    </style:style>
    <style:style style:name="Tabla9" style:family="table">
      <style:table-properties style:width="13.795cm" table:align="left"/>
    </style:style>
    <style:style style:name="Tabla9.A" style:family="table-column">
      <style:table-column-properties style:column-width="2.769cm"/>
    </style:style>
    <style:style style:name="Tabla9.B" style:family="table-column">
      <style:table-column-properties style:column-width="3.11cm"/>
    </style:style>
    <style:style style:name="Tabla9.C" style:family="table-column">
      <style:table-column-properties style:column-width="7.916cm"/>
    </style:style>
    <style:style style:name="Tabla9.A1" style:family="table-cell">
      <style:table-cell-properties style:vertical-align="middle" fo:padding="0.049cm" fo:border="none"/>
    </style:style>
    <style:style style:name="Tabla10" style:family="table">
      <style:table-properties style:width="12.525cm" table:align="left"/>
    </style:style>
    <style:style style:name="Tabla10.A" style:family="table-column">
      <style:table-column-properties style:column-width="3.568cm"/>
    </style:style>
    <style:style style:name="Tabla10.B" style:family="table-column">
      <style:table-column-properties style:column-width="3.11cm"/>
    </style:style>
    <style:style style:name="Tabla10.C" style:family="table-column">
      <style:table-column-properties style:column-width="5.847cm"/>
    </style:style>
    <style:style style:name="Tabla10.A1" style:family="table-cell">
      <style:table-cell-properties style:vertical-align="middle" fo:padding="0.049cm" fo:border="none"/>
    </style:style>
    <style:style style:name="Tabla11" style:family="table">
      <style:table-properties style:width="17cm" table:align="left"/>
    </style:style>
    <style:style style:name="Tabla11.A" style:family="table-column">
      <style:table-column-properties style:column-width="6.962cm"/>
    </style:style>
    <style:style style:name="Tabla11.B" style:family="table-column">
      <style:table-column-properties style:column-width="2.6cm"/>
    </style:style>
    <style:style style:name="Tabla11.C" style:family="table-column">
      <style:table-column-properties style:column-width="7.438cm"/>
    </style:style>
    <style:style style:name="Tabla11.A1" style:family="table-cell">
      <style:table-cell-properties style:vertical-align="middle" fo:padding="0.049cm" fo:border="none"/>
    </style:style>
    <style:style style:name="Tabla12" style:family="table">
      <style:table-properties style:width="13.651cm" table:align="left"/>
    </style:style>
    <style:style style:name="Tabla12.A" style:family="table-column">
      <style:table-column-properties style:column-width="2.625cm"/>
    </style:style>
    <style:style style:name="Tabla12.B" style:family="table-column">
      <style:table-column-properties style:column-width="2.898cm"/>
    </style:style>
    <style:style style:name="Tabla12.C" style:family="table-column">
      <style:table-column-properties style:column-width="8.128cm"/>
    </style:style>
    <style:style style:name="Tabla12.A1" style:family="table-cell">
      <style:table-cell-properties style:vertical-align="middle" fo:padding="0.049cm" fo:border="none"/>
    </style:style>
    <style:style style:name="Tabla13" style:family="table">
      <style:table-properties style:width="13.016cm" table:align="left"/>
    </style:style>
    <style:style style:name="Tabla13.A" style:family="table-column">
      <style:table-column-properties style:column-width="1.99cm"/>
    </style:style>
    <style:style style:name="Tabla13.B" style:family="table-column">
      <style:table-column-properties style:column-width="3.11cm"/>
    </style:style>
    <style:style style:name="Tabla13.C" style:family="table-column">
      <style:table-column-properties style:column-width="7.916cm"/>
    </style:style>
    <style:style style:name="Tabla13.A1" style:family="table-cell">
      <style:table-cell-properties style:vertical-align="middle" fo:padding="0.049cm" fo:border="none"/>
    </style:style>
    <style:style style:name="Tabla14" style:family="table">
      <style:table-properties style:width="12.804cm" table:align="left"/>
    </style:style>
    <style:style style:name="Tabla14.A" style:family="table-column">
      <style:table-column-properties style:column-width="1.99cm"/>
    </style:style>
    <style:style style:name="Tabla14.B" style:family="table-column">
      <style:table-column-properties style:column-width="2.898cm"/>
    </style:style>
    <style:style style:name="Tabla14.C" style:family="table-column">
      <style:table-column-properties style:column-width="7.916cm"/>
    </style:style>
    <style:style style:name="Tabla14.A1" style:family="table-cell">
      <style:table-cell-properties style:vertical-align="middle" fo:padding="0.049cm" fo:border="none"/>
    </style:style>
    <style:style style:name="P1" style:family="paragraph" style:parent-style-name="Heading_20_1">
      <style:text-properties style:font-name="Calibri" fo:font-size="12pt" fo:font-weight="bold" officeooo:rsid="0016e8a9" officeooo:paragraph-rsid="0016e8a9" style:font-size-asian="10.5pt" style:font-weight-asian="bold" style:font-size-complex="12pt" style:font-weight-complex="bold"/>
    </style:style>
    <style:style style:name="P2" style:family="paragraph" style:parent-style-name="Heading_20_1">
      <style:text-properties style:font-name="Calibri"/>
    </style:style>
    <style:style style:name="P3" style:family="paragraph">
      <style:text-properties style:font-name="Calibri"/>
    </style:style>
    <style:style style:name="P4" style:family="paragraph" style:parent-style-name="Heading_20_2">
      <style:text-properties style:font-name="Calibri"/>
    </style:style>
    <style:style style:name="P5" style:family="paragraph">
      <style:text-properties style:font-name="Calibri"/>
    </style:style>
    <style:style style:name="P6" style:family="paragraph">
      <style:text-properties style:font-name="Calibri"/>
    </style:style>
    <style:style style:name="P7" style:family="paragraph" style:parent-style-name="Horizontal_20_Line">
      <style:text-properties style:font-name="Calibri"/>
    </style:style>
    <style:style style:name="P8" style:family="paragraph" style:parent-style-name="Standard">
      <style:text-properties style:font-name="Calibri"/>
    </style:style>
    <style:style style:name="P9" style:family="paragraph" style:parent-style-name="Standard">
      <style:text-properties style:font-name="Calibri" fo:font-size="40pt" fo:font-weight="bold" officeooo:rsid="0016e8a9" officeooo:paragraph-rsid="0016e8a9" style:font-size-asian="40pt" style:font-weight-asian="bold" style:font-size-complex="40pt" style:font-weight-complex="bold"/>
    </style:style>
    <style:style style:name="P10" style:family="paragraph" style:parent-style-name="Standard">
      <style:text-properties style:font-name="Calibri" fo:font-size="12pt" fo:font-weight="bold" officeooo:rsid="0016e8a9" officeooo:paragraph-rsid="0016e8a9" style:font-size-asian="10.5pt" style:font-weight-asian="bold" style:font-size-complex="12pt" style:font-weight-complex="bold"/>
    </style:style>
    <style:style style:name="P11" style:family="paragraph" style:parent-style-name="Table_20_Contents">
      <style:text-properties style:font-name="Calibri"/>
    </style:style>
    <style:style style:name="P12" style:family="paragraph" style:parent-style-name="Table_20_Contents">
      <style:text-properties style:font-name="Calibri" fo:font-size="2pt" style:font-size-asian="2pt" style:font-size-complex="2pt"/>
    </style:style>
    <style:style style:name="P13" style:family="paragraph" style:parent-style-name="Table_20_Heading">
      <style:text-properties style:font-name="Calibri"/>
    </style:style>
    <style:style style:name="P14" style:family="paragraph">
      <style:text-properties style:font-name="Calibri"/>
    </style:style>
    <style:style style:name="P15" style:family="paragraph" style:parent-style-name="Text_20_body">
      <style:text-properties style:font-name="Calibri"/>
    </style:style>
    <style:style style:name="P16" style:family="paragraph" style:list-style-name="L1">
      <style:text-properties style:font-name="Calibri"/>
    </style:style>
    <style:style style:name="P17" style:family="paragraph" style:parent-style-name="Text_20_body" style:list-style-name="L1">
      <style:text-properties style:font-name="Calibri"/>
    </style:style>
    <style:style style:name="P18" style:family="paragraph" style:list-style-name="L2">
      <style:text-properties style:font-name="Calibri"/>
    </style:style>
    <style:style style:name="P19" style:family="paragraph" style:list-style-name="L3">
      <style:text-properties style:font-name="Calibri"/>
    </style:style>
    <style:style style:name="P20" style:family="paragraph" style:list-style-name="L4">
      <style:text-properties style:font-name="Calibri"/>
    </style:style>
    <style:style style:name="P21" style:family="paragraph" style:list-style-name="L5">
      <style:text-properties style:font-name="Calibri"/>
    </style:style>
    <style:style style:name="P22" style:family="paragraph" style:list-style-name="L6">
      <style:text-properties style:font-name="Calibri"/>
    </style:style>
    <style:style style:name="P23" style:family="paragraph" style:list-style-name="L7">
      <style:text-properties style:font-name="Calibri"/>
    </style:style>
    <style:style style:name="P24" style:family="paragraph" style:list-style-name="L8">
      <style:text-properties style:font-name="Calibri"/>
    </style:style>
    <style:style style:name="P25" style:family="paragraph" style:list-style-name="L9">
      <style:text-properties style:font-name="Calibri"/>
    </style:style>
    <style:style style:name="P26" style:family="paragraph" style:list-style-name="L10">
      <style:text-properties style:font-name="Calibri"/>
    </style:style>
    <style:style style:name="P27" style:family="paragraph" style:list-style-name="L11">
      <style:text-properties style:font-name="Calibri"/>
    </style:style>
    <style:style style:name="P28" style:family="paragraph" style:list-style-name="L12">
      <style:text-properties style:font-name="Calibri"/>
    </style:style>
    <style:style style:name="P29" style:family="paragraph" style:list-style-name="L13">
      <style:text-properties style:font-name="Calibri"/>
    </style:style>
    <style:style style:name="P30" style:family="paragraph" style:list-style-name="L14">
      <style:text-properties style:font-name="Calibri"/>
    </style:style>
    <style:style style:name="P31" style:family="paragraph" style:list-style-name="L15">
      <style:text-properties style:font-name="Calibri"/>
    </style:style>
    <style:style style:name="P32" style:family="paragraph" style:list-style-name="L16">
      <style:text-properties style:font-name="Calibri"/>
    </style:style>
    <style:style style:name="P33" style:family="paragraph" style:list-style-name="L17">
      <style:text-properties style:font-name="Calibri"/>
    </style:style>
    <style:style style:name="P34" style:family="paragraph" style:list-style-name="L18">
      <style:text-properties style:font-name="Calibri"/>
    </style:style>
    <style:style style:name="P35" style:family="paragraph" style:list-style-name="L19">
      <style:text-properties style:font-name="Calibri"/>
    </style:style>
    <style:style style:name="P36" style:family="paragraph" style:list-style-name="L20">
      <style:text-properties style:font-name="Calibri"/>
    </style:style>
    <style:style style:name="P37" style:family="paragraph" style:list-style-name="L21">
      <style:text-properties style:font-name="Calibri"/>
    </style:style>
    <style:style style:name="P38" style:family="paragraph" style:list-style-name="L22">
      <style:text-properties style:font-name="Calibri"/>
    </style:style>
    <style:style style:name="P39" style:family="paragraph" style:list-style-name="L23">
      <style:text-properties style:font-name="Calibri"/>
    </style:style>
    <style:style style:name="P40" style:family="paragraph" style:list-style-name="L24">
      <style:text-properties style:font-name="Calibri"/>
    </style:style>
    <style:style style:name="P41" style:family="paragraph" style:list-style-name="L25">
      <style:text-properties style:font-name="Calibri"/>
    </style:style>
    <style:style style:name="P42" style:family="paragraph" style:list-style-name="L26">
      <style:text-properties style:font-name="Calibri"/>
    </style:style>
    <style:style style:name="P43" style:family="paragraph" style:list-style-name="L1">
      <style:text-properties style:font-name="Calibri" officeooo:rsid="0014b4c7" officeooo:paragraph-rsid="0014b4c7"/>
    </style:style>
    <style:style style:name="P44" style:family="paragraph" style:list-style-name="L7">
      <style:text-properties fo:color="#ff4000" loext:opacity="100%" style:font-name="Calibri" fo:background-color="#ffff00"/>
    </style:style>
    <style:style style:name="T1" style:family="text">
      <style:text-properties style:font-name="Calibri"/>
    </style:style>
    <style:style style:name="T2" style:family="text">
      <style:text-properties officeooo:rsid="0012db2a"/>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El sistema estará compuesto por distintos tipos de usuarios. En primer lugar, el usuario cliente, que será quien acceda a la plataforma mediante credenciales seguras (usuario o correo electrónico y contraseña). Este usuario podrá interactuar con el sistema de forma limitada según los servicios que tenga habilitados. Entre sus capacidades estarán la creación de tickets de soporte, el acceso a un tablero SCRUM si lo tiene contratado, el acceso a documentación DPD si dispone de ese servicio, y la posibilidad de gestionar su perfil personal.</text:p>
      <text:p text:style-name="P15">Por otro lado, existirá un usuario administrador, perteneciente a tu empresa, que tendrá control total sobre el sistema. Este administrador podrá crear usuarios, asignarlos a empresas, habilitar o deshabilitar servicios como SCRUM y DPD, gestionar documentos sensibles, supervisar tickets y auditar la actividad del sistema. Para ello se recomienda implementar un sistema de control de acceso basado en roles (RBAC), donde se definan roles como usuario y administrador, junto con permisos específicos como acceso a SCRUM o acceso a DPD.</text:p>
      <text:p text:style-name="P15">Uno de los pilares fundamentales de esta plataforma es la seguridad. El sistema deberá implementar autenticación robusta mediante el uso de contraseñas cifradas utilizando algoritmos como bcrypt o Argon2, evitando en todo momento el almacenamiento de contraseñas en texto plano. La gestión de sesiones se podrá realizar mediante tokens JWT con expiración o mediante cookies seguras con atributos httpOnly y secure.</text:p>
      <text:p text:style-name="P15">Además, cada petición al backend deberá validar tanto la autenticación del usuario como sus permisos, asegurando que no pueda acceder a recursos de otras empresas ni a servicios no contratados. El sistema deberá estar protegido frente a ataques comunes como inyección SQL mediante el uso de ORM y validación de datos, ataques XSS mediante sanitización de entradas, y ataques CSRF mediante tokens de protección. También se recomienda implementar limitación de intentos de login para prevenir ataques de fuerza bruta, así como el uso de cabeceras de seguridad mediante herramientas como Helmet.</text:p>
      <text:p text:style-name="P15">Especial mención requiere el módulo DPD, que gestionará documentación sensible relacionada con la protección de datos. Este módulo deberá contar con un nivel de seguridad superior, incluyendo control estricto de acceso por empresa, encriptación de documentos almacenados, y registro de accesos para auditoría. Además, el sistema deberá cumplir con la normativa RGPD, garantizando la protección de los datos personales y permitiendo su modificación o eliminación cuando sea necesario.</text:p>
      <text:p text:style-name="P15">En cuanto a las funcionalidades, el sistema se estructurará en varios módulos principales. El primero será el sistema de autenticación, que permitirá a los usuarios iniciar sesión, cerrar sesión y mantener su sesión activa durante su uso de la plataforma. Se recomienda incluir en el futuro funcionalidades como recuperación de contraseña.</text:p>
      <text:p text:style-name="P15">Tras el login, el usuario accederá a un panel principal o dashboard, donde se mostrará su información básica, la empresa a la que pertenece y un menú dinámico que variará en función de los servicios disponibles. Desde este panel podrá acceder al módulo de tickets, al módulo SCRUM y al módulo DPD, siempre que tenga permisos para ello.</text:p>
      <text:p text:style-name="P15">El módulo de tickets permitirá al usuario contactar con el servicio técnico. Este módulo incluirá un formulario donde el usuario deberá indicar el nivel de emergencia (bajo, medio o alto), el aparato <text:soft-page-break/>o sistema afectado y una descripción detallada del problema. Una vez enviado el ticket, el sistema lo almacenará y mostrará un mensaje de confirmación como “Gracias por contactar con nosotros”. En futuras ampliaciones, este módulo podrá incluir seguimiento de estado, historial de tickets y comunicación bidireccional.</text:p>
      <text:p text:style-name="P15">El módulo SCRUM estará orientado a la gestión de tareas mediante un sistema visual tipo Kanban. El usuario podrá crear tareas, editarlas y moverlas entre diferentes estados como pendiente, en progreso y completado. Además, cada tarea podrá tener un nivel de prioridad representado mediante colores (rojo para alta prioridad, amarillo para media y verde para baja). Este módulo mejorará la organización del trabajo y la gestión de proyectos de los clientes.</text:p>
      <text:p text:style-name="P15">El módulo DPD permitirá a los usuarios acceder a documentación relevante de su empresa. En este apartado se mostrarán los documentos disponibles junto con información como la fecha de última modificación. El usuario podrá descargar dichos documentos, siempre bajo un entorno seguro. Este módulo deberá garantizar que cada empresa solo pueda acceder a su propia documentación.</text:p>
      <text:p text:style-name="P15">Por otro lado, el sistema incluirá un módulo de gestión de perfil accesible desde una página independiente. En esta sección, el usuario podrá modificar su nombre, su correo electrónico y su contraseña. Para el cambio de contraseña se requerirá la introducción de la contraseña actual, una nueva contraseña y su confirmación, aplicando validaciones de seguridad como longitud mínima y complejidad.</text:p>
      <text:p text:style-name="P15">Desde el punto de vista técnico, la aplicación se basará en una arquitectura de tres capas: frontend, backend y base de datos. El frontend será la interfaz de usuario, desarrollada con tecnologías como HTML, CSS y JavaScript, recomendándose el uso de frameworks modernos como React o Vue para mejorar la escalabilidad y la experiencia de usuario.</text:p>
      <text:p text:style-name="P15">El backend será el núcleo de la lógica de negocio, encargado de gestionar la autenticación, los permisos, las operaciones sobre los datos y la seguridad. Se recomienda el uso de Node.js con Express por su flexibilidad y rendimiento, aunque también son viables alternativas como Django o Laravel. Este backend expondrá una API REST con endpoints organizados por módulos, como autenticación, usuarios, tickets, SCRUM y DPD.</text:p>
      <text:p text:style-name="P15">La base de datos será responsable del almacenamiento de toda la información del sistema. Se recomienda el uso de PostgreSQL por su robustez y capacidad para manejar relaciones complejas. Entre las tablas principales se incluirán usuarios, empresas, permisos, tickets, tareas SCRUM y documentos DPD, todas ellas relacionadas adecuadamente mediante claves foráneas.</text:p>
      <text:p text:style-name="P15">El sistema deberá estar preparado para escalar en el futuro, permitiendo la incorporación de nuevas funcionalidades como notificaciones por correo electrónico, aplicaciones móviles, integraciones con sistemas externos, paneles de administración avanzados y métricas de rendimiento.</text:p>
      <text:p text:style-name="P15">Finalmente, es importante destacar los riesgos principales del proyecto. Entre ellos se encuentran posibles fallos de seguridad, especialmente en el módulo DPD, errores en la gestión de permisos que permitan accesos indebidos, vulnerabilidades en la autenticación, y problemas de rendimiento si el sistema crece sin una arquitectura adecuada.</text:p>
      <text:p text:style-name="P15"><text:soft-page-break/>En conclusión, la plataforma planteada es un sistema complejo pero altamente estructurado, que combina gestión de clientes, control de acceso, servicios modulares y un fuerte enfoque en la seguridad. Se recomienda abordar su desarrollo de forma progresiva, comenzando por un producto mínimo viable que incluya autenticación, gestión de tickets y perfil de usuario, para posteriormente incorporar funcionalidades más avanzadas como SCRUM y DPD con todas las garantías de seguridad necesarias.</text:p>
      <text:p text:style-name="P15"/>
      <text:h text:style-name="P4" text:outline-level="2"/>
      <text:h text:style-name="P4" text:outline-level="2"/>
      <text:h text:style-name="P4" text:outline-level="2">1. Objetivo del sistema</text:h>
      <text:p text:style-name="P15">Desarrollar una plataforma web segura para <text:span text:style-name="T2">la empresa</text:span> donde diferentes empresas (clientes) puedan acceder a servicios personalizados mediante autenticación. Cada usuario tendrá acceso únicamente a los servicios contratados.</text:p>
      <text:p text:style-name="P7"/>
      <text:h text:style-name="P4" text:outline-level="2">2. <text:s/>Tipos de usuarios</text:h>
      <text:h text:style-name="Heading_20_3" text:outline-level="3">2.1 Usuario cliente</text:h>
      <text:list xml:id="list2857767549" text:style-name="L1">
        <text:list-item>
          <text:p text:style-name="P17">Accede mediante login (usuario + contraseña)</text:p>
        </text:list-item>
        <text:list-item>
          <text:p text:style-name="Text_20_body">Diferencia usuario por roles, el que tiene opciones de scrum...</text:p>
        </text:list-item>
        <text:list-item>
          <text:p text:style-name="P17">Puede:</text:p>
          <text:list>
            <text:list-item>
              <text:p text:style-name="P17">Consultar y crear tickets</text:p>
            </text:list-item>
            <text:list-item>
              <text:p text:style-name="P17">Acceder a SCRUM (si está habilitado)</text:p>
            </text:list-item>
            <text:list-item>
              <text:p text:style-name="P17">Acceder a DPD (si está habilitado)</text:p>
            </text:list-item>
            <text:list-item>
              <text:p text:style-name="P17">Editar su perfil</text:p>
            </text:list-item>
          </text:list>
        </text:list-item>
      </text:list>
      <text:h text:style-name="Heading_20_3" text:outline-level="3">2.2 Administrador (interno)</text:h>
      <text:list xml:id="list1408403298" text:style-name="L2">
        <text:list-item>
          <text:p text:style-name="Text_20_body">Gestión de usuarios</text:p>
        </text:list-item>
        <text:list-item>
          <text:p text:style-name="Text_20_body">Activación de servicios (SCRUM, DPD)</text:p>
        </text:list-item>
        <text:list-item>
          <text:p text:style-name="Text_20_body">Gestión de documentos DPD</text:p>
        </text:list-item>
        <text:list-item>
          <text:p text:style-name="Text_20_body">Gestión de tickets</text:p>
        </text:list-item>
      </text:list>
      <text:p text:style-name="P7"/>
      <text:h text:style-name="P4" text:outline-level="2"><text:soft-page-break/>3. Requisitos de seguridad (CRÍTICO)</text:h>
      <text:list xml:id="list494393305" text:style-name="L3">
        <text:list-item>
          <text:p text:style-name="Text_20_body">Autenticación segura:</text:p>
          <text:list>
            <text:list-item>
              <text:p text:style-name="Text_20_body">Hash de contraseñas </text:p>
            </text:list-item>
            <text:list-item>
              <text:p text:style-name="Text_20_body">Tokens de sesión (sesiones seguras)</text:p>
            </text:list-item>
          </text:list>
        </text:list-item>
        <text:list-item>
          <text:p text:style-name="Text_20_body">Control de acceso por roles y permisos </text:p>
        </text:list-item>
        <text:list-item>
          <text:p text:style-name="Text_20_body">Protección contra:</text:p>
          <text:list>
            <text:list-item>
              <text:p text:style-name="Text_20_body">SQL Injection</text:p>
            </text:list-item>
            <text:list-item>
              <text:p text:style-name="Text_20_body">XSS (Cross-site scripting)</text:p>
            </text:list-item>
            <text:list-item>
              <text:p text:style-name="Text_20_body">CSRF</text:p>
            </text:list-item>
          </text:list>
        </text:list-item>
        <text:list-item>
          <text:p text:style-name="Text_20_body">HTTPS obligatorio</text:p>
        </text:list-item>
        <text:list-item>
          <text:p text:style-name="Text_20_body">Control de intentos de login (anti fuerza bruta)</text:p>
        </text:list-item>
        <text:list-item>
          <text:p text:style-name="Text_20_body">Logs de actividad</text:p>
        </text:list-item>
        <text:list-item>
          <text:p text:style-name="Text_20_body">Encriptación de datos sensibles (especialmente DPD)</text:p>
        </text:list-item>
        <text:list-item>
          <text:p text:style-name="Text_20_body">Cumplimiento RGPD (especialmente en DPD)</text:p>
        </text:list-item>
      </text:list>
      <text:p text:style-name="P7"/>
      <text:h text:style-name="P4" text:outline-level="2">4. Funcionalidades principales</text:h>
      <text:h text:style-name="P4" text:outline-level="2">4.1 <text:s/>Sistema de autenticación</text:h>
      <text:list xml:id="list588483956" text:style-name="L4">
        <text:list-item>
          <text:p text:style-name="Text_20_body">Login con:</text:p>
          <text:list>
            <text:list-item>
              <text:p text:style-name="Text_20_body">Usuario / email</text:p>
            </text:list-item>
            <text:list-item>
              <text:p text:style-name="Text_20_body">Contraseña</text:p>
            </text:list-item>
          </text:list>
        </text:list-item>
        <text:list-item>
          <text:p text:style-name="Text_20_body">Logout</text:p>
        </text:list-item>
        <text:list-item>
          <text:p text:style-name="Text_20_body">Gestión de sesión</text:p>
        </text:list-item>
        <text:list-item>
          <text:p text:style-name="Text_20_body">Recuperación de contraseña (recomendado)</text:p>
        </text:list-item>
      </text:list>
      <text:p text:style-name="P7"/>
      <text:h text:style-name="P4" text:outline-level="2">4.2 Panel principal (Dashboard)</text:h>
      <text:list xml:id="list3438690562" text:style-name="L5">
        <text:list-item>
          <text:p text:style-name="Text_20_body">Información del usuario</text:p>
        </text:list-item>
        <text:list-item>
          <text:p text:style-name="Text_20_body">Botón de logout</text:p>
        </text:list-item>
        <text:list-item>
          <text:p text:style-name="Text_20_body">Acceso a:</text:p>
          <text:list>
            <text:list-item>
              <text:p text:style-name="Text_20_body">Tickets (siempre disponible)</text:p>
            </text:list-item>
            <text:list-item>
              <text:p text:style-name="Text_20_body"><text:soft-page-break/>SCRUM (condicional)</text:p>
            </text:list-item>
            <text:list-item>
              <text:p text:style-name="Text_20_body">DPD (condicional)</text:p>
            </text:list-item>
          </text:list>
        </text:list-item>
      </text:list>
      <text:p text:style-name="P7"/>
      <text:h text:style-name="P4" text:outline-level="2">4.3 Módulo de TICKETS</text:h>
      <text:p text:style-name="P15">Funcionalidad clave para soporte técnico.</text:p>
      <text:h text:style-name="Heading_20_3" text:outline-level="3">Campos:</text:h>
      <text:list xml:id="list3038208448" text:style-name="L6">
        <text:list-item>
          <text:p text:style-name="Text_20_body">Nivel de emergencia (bajo, medio, alto)</text:p>
        </text:list-item>
        <text:list-item>
          <text:p text:style-name="Text_20_body">Aparato / sistema afectado</text:p>
        </text:list-item>
        <text:list-item>
          <text:p text:style-name="Text_20_body">Descripción del problema</text:p>
        </text:list-item>
      </text:list>
      <text:h text:style-name="Heading_20_3" text:outline-level="3">Funcionalidades:</text:h>
      <text:list xml:id="list389164689" text:style-name="L7">
        <text:list-item>
          <text:p text:style-name="Text_20_body">Crear ticket</text:p>
        </text:list-item>
        <text:list-item>
          <text:p text:style-name="Text_20_body">Confirmación:</text:p>
          <text:list>
            <text:list-item>
              <text:p text:style-name="Text_20_body">“Gracias por contactar con nosotros”</text:p>
            </text:list-item>
          </text:list>
        </text:list-item>
        <text:list-item>
          <text:p text:style-name="Text_20_body">(Futuro recomendado):</text:p>
          <text:list>
            <text:list-item>
              <text:p text:style-name="Text_20_body">Estado del ticket</text:p>
            </text:list-item>
            <text:list-item>
              <text:p text:style-name="Text_20_body">Historial</text:p>
            </text:list-item>
          </text:list>
        </text:list-item>
      </text:list>
      <text:p text:style-name="P7"/>
      <text:h text:style-name="P4" text:outline-level="2">4.4 Módulo SCRUM</text:h>
      <text:p text:style-name="P15">Gestión visual de tareas tipo tablero.</text:p>
      <text:h text:style-name="Heading_20_3" text:outline-level="3">Funcionalidades:</text:h>
      <text:list xml:id="list913681600" text:style-name="L8">
        <text:list-item>
          <text:p text:style-name="Text_20_body">Crear tareas</text:p>
        </text:list-item>
        <text:list-item>
          <text:p text:style-name="Text_20_body">Asignar prioridad por colores:</text:p>
          <text:list>
            <text:list-item>
              <text:p text:style-name="Text_20_body">Alta</text:p>
            </text:list-item>
            <text:list-item>
              <text:p text:style-name="Text_20_body">Media</text:p>
            </text:list-item>
            <text:list-item>
              <text:p text:style-name="Text_20_body">Baja</text:p>
            </text:list-item>
          </text:list>
        </text:list-item>
        <text:list-item>
          <text:p text:style-name="Text_20_body">Visualización tipo Kanban (recomendado)</text:p>
        </text:list-item>
        <text:list-item>
          <text:p text:style-name="Text_20_body">Estados:</text:p>
          <text:list>
            <text:list-item>
              <text:p text:style-name="Text_20_body">Pendiente</text:p>
            </text:list-item>
            <text:list-item>
              <text:p text:style-name="Text_20_body">En progreso</text:p>
            </text:list-item>
            <text:list-item>
              <text:p text:style-name="Text_20_body"><text:soft-page-break/>Completado</text:p>
            </text:list-item>
          </text:list>
        </text:list-item>
      </text:list>
      <text:p text:style-name="P7"/>
      <text:h text:style-name="P4" text:outline-level="2">4.5 Módulo DPD (Protección de datos)</text:h>
      <text:p text:style-name="P15">Alta criticidad en seguridad.</text:p>
      <text:h text:style-name="Heading_20_3" text:outline-level="3">Funcionalidades:</text:h>
      <text:list xml:id="list2791430656" text:style-name="L9">
        <text:list-item>
          <text:p text:style-name="Text_20_body">Acceso restringido</text:p>
        </text:list-item>
        <text:list-item>
          <text:p text:style-name="Text_20_body">Visualización de documentos de la empresa</text:p>
        </text:list-item>
        <text:list-item>
          <text:p text:style-name="Text_20_body">Información mostrada:</text:p>
          <text:list>
            <text:list-item>
              <text:p text:style-name="Text_20_body">Documento</text:p>
            </text:list-item>
            <text:list-item>
              <text:p text:style-name="Text_20_body">Fecha de última modificación</text:p>
            </text:list-item>
          </text:list>
        </text:list-item>
        <text:list-item>
          <text:p text:style-name="Text_20_body">Descarga de documentos</text:p>
        </text:list-item>
        <text:list-item>
          <text:p text:style-name="Text_20_body">Control de acceso por empresa</text:p>
        </text:list-item>
      </text:list>
      <text:h text:style-name="Heading_20_3" text:outline-level="3">Requisitos extra:</text:h>
      <text:list xml:id="list3162066566" text:style-name="L10">
        <text:list-item>
          <text:p text:style-name="Text_20_body">Auditoría de accesos</text:p>
        </text:list-item>
        <text:list-item>
          <text:p text:style-name="Text_20_body">Encriptación en almacenamiento</text:p>
        </text:list-item>
      </text:list>
      <text:p text:style-name="P7"/>
      <text:h text:style-name="P4" text:outline-level="2">4.6 <text:s/>Gestión de perfil</text:h>
      <text:p text:style-name="P15">Página independiente.</text:p>
      <text:h text:style-name="Heading_20_3" text:outline-level="3">Funcionalidades:</text:h>
      <text:list xml:id="list3585222523" text:style-name="L11">
        <text:list-item>
          <text:p text:style-name="Text_20_body">Modificar:</text:p>
          <text:list>
            <text:list-item>
              <text:p text:style-name="Text_20_body">Nombre</text:p>
            </text:list-item>
            <text:list-item>
              <text:p text:style-name="Text_20_body">Email</text:p>
            </text:list-item>
            <text:list-item>
              <text:p text:style-name="Text_20_body">Contraseña</text:p>
              <text:list>
                <text:list-item>
                  <text:p text:style-name="Text_20_body">Introducción de nueva contraseña</text:p>
                </text:list-item>
                <text:list-item>
                  <text:p text:style-name="Text_20_body">Confirmación</text:p>
                </text:list-item>
              </text:list>
            </text:list-item>
          </text:list>
        </text:list-item>
        <text:list-item>
          <text:p text:style-name="Text_20_body">Validaciones:</text:p>
          <text:list>
            <text:list-item>
              <text:p text:style-name="Text_20_body">Seguridad de contraseña</text:p>
            </text:list-item>
            <text:list-item>
              <text:p text:style-name="Text_20_body">Formato de email</text:p>
            </text:list-item>
          </text:list>
        </text:list-item>
      </text:list>
      <text:p text:style-name="P7"/>
      <text:h text:style-name="P4" text:outline-level="2"><text:soft-page-break/>5. Estructura de la aplicación</text:h>
      <text:h text:style-name="Heading_20_3" text:outline-level="3">Frontend (cliente)</text:h>
      <text:list xml:id="list1313888171" text:style-name="L12">
        <text:list-item>
          <text:p text:style-name="Text_20_body">Página Login</text:p>
        </text:list-item>
        <text:list-item>
          <text:p text:style-name="Text_20_body">Dashboard</text:p>
        </text:list-item>
        <text:list-item>
          <text:p text:style-name="Text_20_body">Página Tickets</text:p>
        </text:list-item>
        <text:list-item>
          <text:p text:style-name="Text_20_body">Página SCRUM</text:p>
        </text:list-item>
        <text:list-item>
          <text:p text:style-name="Text_20_body">Página DPD</text:p>
        </text:list-item>
        <text:list-item>
          <text:p text:style-name="Text_20_body">Página Perfil</text:p>
        </text:list-item>
      </text:list>
      <text:h text:style-name="Heading_20_3" text:outline-level="3">Backend (servidor)</text:h>
      <text:list xml:id="list2158757825" text:style-name="L13">
        <text:list-item>
          <text:p text:style-name="Text_20_body">API REST:</text:p>
          <text:list>
            <text:list-item>
              <text:p text:style-name="Text_20_body">/auth (login, logout)</text:p>
            </text:list-item>
            <text:list-item>
              <text:p text:style-name="Text_20_body">/tickets</text:p>
            </text:list-item>
            <text:list-item>
              <text:p text:style-name="Text_20_body">/scrum</text:p>
            </text:list-item>
            <text:list-item>
              <text:p text:style-name="Text_20_body">/dpd</text:p>
            </text:list-item>
            <text:list-item>
              <text:p text:style-name="Text_20_body">/users</text:p>
            </text:list-item>
          </text:list>
        </text:list-item>
      </text:list>
      <text:h text:style-name="Heading_20_3" text:outline-level="3">Base de datos</text:h>
      <text:p text:style-name="P15">Tablas principales:</text:p>
      <text:list xml:id="list1428129076" text:style-name="L14">
        <text:list-item>
          <text:p text:style-name="Text_20_body">Usuarios</text:p>
        </text:list-item>
        <text:list-item>
          <text:p text:style-name="Text_20_body">Empresas</text:p>
        </text:list-item>
        <text:list-item>
          <text:p text:style-name="Text_20_body">Permisos</text:p>
        </text:list-item>
        <text:list-item>
          <text:p text:style-name="Text_20_body">Tickets</text:p>
        </text:list-item>
        <text:list-item>
          <text:p text:style-name="Text_20_body">Tareas SCRUM</text:p>
        </text:list-item>
        <text:list-item>
          <text:p text:style-name="Text_20_body">Documentos DPD</text:p>
        </text:list-item>
      </text:list>
      <text:p text:style-name="P7"/>
      <text:h text:style-name="P4" text:outline-level="2">6. Arquitectura recomendada</text:h>
      <text:list xml:id="list993912315" text:style-name="L15">
        <text:list-item>
          <text:p text:style-name="Text_20_body">Arquitectura cliente-servidor</text:p>
        </text:list-item>
        <text:list-item>
          <text:p text:style-name="Text_20_body">Separación:</text:p>
          <text:list>
            <text:list-item>
              <text:p text:style-name="Text_20_body">Frontend (UI)</text:p>
            </text:list-item>
            <text:list-item>
              <text:p text:style-name="Text_20_body">Backend (lógica)</text:p>
            </text:list-item>
            <text:list-item>
              <text:p text:style-name="Text_20_body"><text:soft-page-break/>Base de datos</text:p>
            </text:list-item>
          </text:list>
        </text:list-item>
      </text:list>
      <text:p text:style-name="P15">Opcional:</text:p>
      <text:list xml:id="list3064640430" text:style-name="L16">
        <text:list-item>
          <text:p text:style-name="Text_20_body">Arquitectura MVC</text:p>
        </text:list-item>
        <text:list-item>
          <text:p text:style-name="Text_20_body">API RESTful</text:p>
        </text:list-item>
      </text:list>
      <text:p text:style-name="P7"/>
      <text:h text:style-name="P4" text:outline-level="2">7. Tecnologías recomendadas</text:h>
      <text:h text:style-name="Heading_20_3" text:outline-level="3">Frontend</text:h>
      <text:list xml:id="list334010184" text:style-name="L17">
        <text:list-item>
          <text:p text:style-name="Text_20_body">HTML5, CSS3</text:p>
        </text:list-item>
        <text:list-item>
          <text:p text:style-name="Text_20_body">JavaScript</text:p>
        </text:list-item>
        <text:list-item>
          <text:p text:style-name="Text_20_body">Framework recomendado:</text:p>
          <text:list>
            <text:list-item>
              <text:p text:style-name="Text_20_body">React (alta escalabilidad)</text:p>
            </text:list-item>
            <text:list-item>
              <text:p text:style-name="Text_20_body">o Vue (más simple)</text:p>
            </text:list-item>
          </text:list>
        </text:list-item>
      </text:list>
      <text:h text:style-name="Heading_20_3" text:outline-level="3">Backend</text:h>
      <text:list xml:id="list1448509788" text:style-name="L18">
        <text:list-item>
          <text:p text:style-name="Text_20_body">Node.js + Express (muy recomendable)</text:p>
          <text:list>
            <text:list-item>
              <text:p text:style-name="Text_20_body">Alternativas:</text:p>
              <text:list>
                <text:list-item>
                  <text:p text:style-name="Text_20_body">Django (Python)</text:p>
                </text:list-item>
                <text:list-item>
                  <text:p text:style-name="Text_20_body">Laravel (PHP)</text:p>
                </text:list-item>
              </text:list>
            </text:list-item>
          </text:list>
        </text:list-item>
      </text:list>
      <text:h text:style-name="Heading_20_3" text:outline-level="3">Base de datos</text:h>
      <text:list xml:id="list3923712489" text:style-name="L19">
        <text:list-item>
          <text:p text:style-name="Text_20_body">PostgreSQL (recomendado)</text:p>
        </text:list-item>
        <text:list-item>
          <text:p text:style-name="Text_20_body">o MySQL</text:p>
        </text:list-item>
      </text:list>
      <text:h text:style-name="Heading_20_3" text:outline-level="3">Seguridad</text:h>
      <text:list xml:id="list3778829636" text:style-name="L20">
        <text:list-item>
          <text:p text:style-name="Text_20_body">JWT (autenticación)</text:p>
        </text:list-item>
        <text:list-item>
          <text:p text:style-name="Text_20_body">bcrypt (contraseñas)</text:p>
        </text:list-item>
        <text:list-item>
          <text:p text:style-name="Text_20_body">Helmet (Node.js)</text:p>
        </text:list-item>
        <text:list-item>
          <text:p text:style-name="Text_20_body">CORS controlado</text:p>
        </text:list-item>
      </text:list>
      <text:h text:style-name="Heading_20_3" text:outline-level="3">Infraestructura</text:h>
      <text:list xml:id="list1662454419" text:style-name="L21">
        <text:list-item>
          <text:p text:style-name="Text_20_body">Hosting:</text:p>
          <text:list>
            <text:list-item>
              <text:p text:style-name="Text_20_body">AWS / Azure / Vercel / DigitalOcean</text:p>
            </text:list-item>
          </text:list>
        </text:list-item>
        <text:list-item>
          <text:p text:style-name="Text_20_body">CDN (opcional)</text:p>
        </text:list-item>
        <text:list-item>
          <text:p text:style-name="Text_20_body"><text:soft-page-break/>Backup automático</text:p>
        </text:list-item>
      </text:list>
      <text:p text:style-name="P7"/>
      <text:h text:style-name="P4" text:outline-level="2">8. Flujo de uso</text:h>
      <text:list xml:id="list3136934727" text:style-name="L22">
        <text:list-item>
          <text:p text:style-name="Text_20_body">Usuario accede al login</text:p>
        </text:list-item>
        <text:list-item>
          <text:p text:style-name="Text_20_body">Se autentica</text:p>
        </text:list-item>
        <text:list-item>
          <text:p text:style-name="Text_20_body">Entra al dashboard</text:p>
        </text:list-item>
        <text:list-item>
          <text:p text:style-name="Text_20_body">Visualiza servicios disponibles</text:p>
        </text:list-item>
        <text:list-item>
          <text:p text:style-name="Text_20_body">Accede según permisos:</text:p>
          <text:list>
            <text:list-item>
              <text:p text:style-name="Text_20_body">Tickets (siempre)</text:p>
            </text:list-item>
            <text:list-item>
              <text:p text:style-name="Text_20_body">SCRUM (si contratado)</text:p>
            </text:list-item>
            <text:list-item>
              <text:p text:style-name="Text_20_body">DPD (si contratado)</text:p>
            </text:list-item>
          </text:list>
        </text:list-item>
        <text:list-item>
          <text:p text:style-name="Text_20_body">Puede editar su perfil</text:p>
        </text:list-item>
        <text:list-item>
          <text:p text:style-name="Text_20_body">Puede cerrar sesión</text:p>
        </text:list-item>
      </text:list>
      <text:p text:style-name="P7"/>
      <text:h text:style-name="P4" text:outline-level="2">9. <text:s/>Escalabilidad futura</text:h>
      <text:list xml:id="list1376055701" text:style-name="L23">
        <text:list-item>
          <text:p text:style-name="Text_20_body">Multiempresa (multi-tenant)</text:p>
        </text:list-item>
        <text:list-item>
          <text:p text:style-name="Text_20_body">Notificaciones (email)</text:p>
        </text:list-item>
        <text:list-item>
          <text:p text:style-name="Text_20_body">App móvil</text:p>
        </text:list-item>
        <text:list-item>
          <text:p text:style-name="Text_20_body">Integración con sistemas externos</text:p>
        </text:list-item>
        <text:list-item>
          <text:p text:style-name="Text_20_body">Panel de administración completo</text:p>
        </text:list-item>
        <text:list-item>
          <text:p text:style-name="Text_20_body">SLA y métricas de soporte</text:p>
        </text:list-item>
      </text:list>
      <text:p text:style-name="P7"/>
      <text:h text:style-name="P4" text:outline-level="2">10. <text:s/>Riesgos y puntos críticos</text:h>
      <text:list xml:id="list2507743374" text:style-name="L24">
        <text:list-item>
          <text:p text:style-name="Text_20_body">Seguridad en DPD (máxima prioridad)</text:p>
        </text:list-item>
        <text:list-item>
          <text:p text:style-name="Text_20_body">Gestión de permisos incorrecta</text:p>
        </text:list-item>
        <text:list-item>
          <text:p text:style-name="Text_20_body">Fugas de datos</text:p>
        </text:list-item>
        <text:list-item>
          <text:p text:style-name="Text_20_body">Mala gestión de sesiones</text:p>
        </text:list-item>
        <text:list-item>
          <text:p text:style-name="Text_20_body">Validación insuficiente en formularios</text:p>
        </text:list-item>
      </text:list>
      <text:p text:style-name="P7"/>
      <text:h text:style-name="P4" text:outline-level="2"><text:soft-page-break/>11. <text:s/>Conclusión</text:h>
      <text:p text:style-name="Text_20_body"><text:span text:style-name="T1">El sistema planteado es una </text:span><text:span text:style-name="Strong_20_Emphasis"><text:span text:style-name="T1">plataforma SaaS empresarial</text:span></text:span><text:span text:style-name="T1"> con:</text:span></text:p>
      <text:list xml:id="list1473912826" text:style-name="L25">
        <text:list-item>
          <text:p text:style-name="Text_20_body">Autenticación robusta</text:p>
        </text:list-item>
        <text:list-item>
          <text:p text:style-name="Text_20_body">Control de acceso por servicios</text:p>
        </text:list-item>
        <text:list-item>
          <text:p text:style-name="Text_20_body">Módulos diferenciados (Tickets, SCRUM, DPD)</text:p>
        </text:list-item>
        <text:list-item>
          <text:p text:style-name="Text_20_body">Alta exigencia en seguridad (especialmente DPD)</text:p>
        </text:list-item>
      </text:list>
      <text:p text:style-name="Text_20_body"><text:span text:style-name="T1">Se recomienda empezar con un </text:span><text:span text:style-name="Strong_20_Emphasis"><text:span text:style-name="T1">MVP</text:span></text:span><text:span text:style-name="T1">:</text:span></text:p>
      <text:list xml:id="list3987529796" text:style-name="L26">
        <text:list-item>
          <text:p text:style-name="Text_20_body">Login</text:p>
        </text:list-item>
        <text:list-item>
          <text:p text:style-name="Text_20_body">Tickets</text:p>
        </text:list-item>
        <text:list-item>
          <text:p text:style-name="Text_20_body">Perfil</text:p>
        </text:list-item>
      </text:list>
      <text:p text:style-name="P15">Y después escalar a SCRUM y DPD.</text:p>
      <text:p text:style-name="P8"/>
      <text:p text:style-name="P8"/>
      <text:p text:style-name="P8"/>
      <text:p text:style-name="P9">BASE DE DATOS:</text:p>
      <text:p text:style-name="P10"/>
      <text:h text:style-name="P1" text:outline-level="1">1️⃣ TABLAS PRINCIPALES</text:h>
      <text:h text:style-name="P4" text:outline-level="2">🔹 EMPRESAS</text:h>
      <text:p text:style-name="P15">Tabla que define cada empresa cliente.</text:p>
      <table:table table:name="Tabla1" table:style-name="Tabla1">
        <table:table-column table:style-name="Tabla1.A"/>
        <table:table-column table:style-name="Tabla1.B"/>
        <table:table-column table:style-name="Tabla1.C"/>
        <table:table-header-rows>
          <table:table-row table:style-name="TableLine1985420907280">
            <table:table-cell table:style-name="Tabla1.A1" office:value-type="string">
              <text:p text:style-name="P13">Campo</text:p>
            </table:table-cell>
            <table:table-cell table:style-name="Tabla1.A1" office:value-type="string">
              <text:p text:style-name="P13">Tipo</text:p>
            </table:table-cell>
            <table:table-cell table:style-name="Tabla1.A1" office:value-type="string">
              <text:p text:style-name="P13">Restricciones</text:p>
            </table:table-cell>
          </table:table-row>
        </table:table-header-rows>
        <table:table-row table:style-name="TableLine1985420907280">
          <table:table-cell table:style-name="Tabla1.A1" office:value-type="string">
            <text:p text:style-name="P11">id_empresa</text:p>
          </table:table-cell>
          <table:table-cell table:style-name="Tabla1.A1" office:value-type="string">
            <text:p text:style-name="P11">SERIAL</text:p>
          </table:table-cell>
          <table:table-cell table:style-name="Tabla1.A1" office:value-type="string">
            <text:p text:style-name="P11">PK</text:p>
          </table:table-cell>
        </table:table-row>
        <table:table-row table:style-name="TableLine1985420907280">
          <table:table-cell table:style-name="Tabla1.A1" office:value-type="string">
            <text:p text:style-name="P11">nombre</text:p>
          </table:table-cell>
          <table:table-cell table:style-name="Tabla1.A1" office:value-type="string">
            <text:p text:style-name="P11">VARCHAR(255)</text:p>
          </table:table-cell>
          <table:table-cell table:style-name="Tabla1.A1" office:value-type="string">
            <text:p text:style-name="P11">NOT NULL</text:p>
          </table:table-cell>
        </table:table-row>
        <table:table-row table:style-name="TableLine1985420907280">
          <table:table-cell table:style-name="Tabla1.A1" office:value-type="string">
            <text:p text:style-name="P11">fecha_creacion</text:p>
          </table:table-cell>
          <table:table-cell table:style-name="Tabla1.A1" office:value-type="string">
            <text:p text:style-name="P11">TIMESTAMP</text:p>
          </table:table-cell>
          <table:table-cell table:style-name="Tabla1.A1" office:value-type="string">
            <text:p text:style-name="P11">DEFAULT NOW()</text:p>
          </table:table-cell>
        </table:table-row>
        <table:table-row table:style-name="TableLine1985420907280">
          <table:table-cell table:style-name="Tabla1.A1" office:value-type="string">
            <text:p text:style-name="P11">estado</text:p>
          </table:table-cell>
          <table:table-cell table:style-name="Tabla1.A1" office:value-type="string">
            <text:p text:style-name="P11">BOOLEAN</text:p>
          </table:table-cell>
          <table:table-cell table:style-name="Tabla1.A1" office:value-type="string">
            <text:p text:style-name="P11">DEFAULT TRUE</text:p>
          </table:table-cell>
        </table:table-row>
      </table:table>
      <text:p text:style-name="P7"/>
      <text:h text:style-name="P4" text:outline-level="2">🔹 ROLES</text:h>
      <text:p text:style-name="P15">Define el tipo de usuario (cliente, administrador).</text:p>
      <table:table table:name="Tabla2" table:style-name="Tabla2">
        <table:table-column table:style-name="Tabla2.A"/>
        <table:table-column table:style-name="Tabla2.B"/>
        <table:table-column table:style-name="Tabla2.C"/>
        <table:table-header-rows>
          <table:table-row table:style-name="TableLine1985029321920">
            <table:table-cell table:style-name="Tabla2.A1" office:value-type="string">
              <text:p text:style-name="P13">Campo</text:p>
            </table:table-cell>
            <table:table-cell table:style-name="Tabla2.A1" office:value-type="string">
              <text:p text:style-name="P13">Tipo</text:p>
            </table:table-cell>
            <table:table-cell table:style-name="Tabla2.A1" office:value-type="string">
              <text:p text:style-name="P13">Restricciones</text:p>
            </table:table-cell>
          </table:table-row>
        </table:table-header-rows>
        <table:table-row table:style-name="TableLine1985029321920">
          <table:table-cell table:style-name="Tabla2.A1" office:value-type="string">
            <text:p text:style-name="P11">id_rol</text:p>
          </table:table-cell>
          <table:table-cell table:style-name="Tabla2.A1" office:value-type="string">
            <text:p text:style-name="P11">SERIAL</text:p>
          </table:table-cell>
          <table:table-cell table:style-name="Tabla2.A1" office:value-type="string">
            <text:p text:style-name="P11">PK</text:p>
          </table:table-cell>
        </table:table-row>
        <table:table-row table:style-name="TableLine1985029321920">
          <table:table-cell table:style-name="Tabla2.A1" office:value-type="string">
            <text:p text:style-name="P11">nombre</text:p>
          </table:table-cell>
          <table:table-cell table:style-name="Tabla2.A1" office:value-type="string">
            <text:p text:style-name="P11">VARCHAR(50)</text:p>
          </table:table-cell>
          <table:table-cell table:style-name="Tabla2.A1" office:value-type="string">
            <text:p text:style-name="P11">UNIQUE, NOT NULL</text:p>
          </table:table-cell>
        </table:table-row>
        <table:table-row table:style-name="TableLine1985029321920">
          <table:table-cell table:style-name="Tabla2.A1" office:value-type="string">
            <text:p text:style-name="P11">descripcion</text:p>
          </table:table-cell>
          <table:table-cell table:style-name="Tabla2.A1" office:value-type="string">
            <text:p text:style-name="P11">TEXT</text:p>
          </table:table-cell>
          <table:table-cell table:style-name="Tabla2.A1" office:value-type="string">
            <text:p text:style-name="P12"/>
          </table:table-cell>
        </table:table-row>
      </table:table>
      <text:p text:style-name="P7"/>
      <text:h text:style-name="P4" text:outline-level="2"><text:soft-page-break/>🔹 USUARIOS</text:h>
      <text:p text:style-name="P15">Usuarios del sistema, vinculados a empresas y roles.</text:p>
      <table:table table:name="Tabla3" table:style-name="Tabla3">
        <table:table-column table:style-name="Tabla3.A"/>
        <table:table-column table:style-name="Tabla3.B"/>
        <table:table-column table:style-name="Tabla3.C"/>
        <table:table-header-rows>
          <table:table-row table:style-name="TableLine1985423837152">
            <table:table-cell table:style-name="Tabla3.A1" office:value-type="string">
              <text:p text:style-name="P13">Campo</text:p>
            </table:table-cell>
            <table:table-cell table:style-name="Tabla3.A1" office:value-type="string">
              <text:p text:style-name="P13">Tipo</text:p>
            </table:table-cell>
            <table:table-cell table:style-name="Tabla3.A1" office:value-type="string">
              <text:p text:style-name="P13">Restricciones</text:p>
            </table:table-cell>
          </table:table-row>
        </table:table-header-rows>
        <table:table-row table:style-name="TableLine1985423837152">
          <table:table-cell table:style-name="Tabla3.A1" office:value-type="string">
            <text:p text:style-name="P11">id_usuario</text:p>
          </table:table-cell>
          <table:table-cell table:style-name="Tabla3.A1" office:value-type="string">
            <text:p text:style-name="P11">SERIAL</text:p>
          </table:table-cell>
          <table:table-cell table:style-name="Tabla3.A1" office:value-type="string">
            <text:p text:style-name="P11">PK</text:p>
          </table:table-cell>
        </table:table-row>
        <table:table-row table:style-name="TableLine1985423837152">
          <table:table-cell table:style-name="Tabla3.A1" office:value-type="string">
            <text:p text:style-name="P11">id_empresa</text:p>
          </table:table-cell>
          <table:table-cell table:style-name="Tabla3.A1" office:value-type="string">
            <text:p text:style-name="P11">INT</text:p>
          </table:table-cell>
          <table:table-cell table:style-name="Tabla3.A1" office:value-type="string">
            <text:p text:style-name="P11">FK → EMPRESAS(id_empresa)</text:p>
          </table:table-cell>
        </table:table-row>
        <table:table-row table:style-name="TableLine1985423837152">
          <table:table-cell table:style-name="Tabla3.A1" office:value-type="string">
            <text:p text:style-name="P11">id_rol</text:p>
          </table:table-cell>
          <table:table-cell table:style-name="Tabla3.A1" office:value-type="string">
            <text:p text:style-name="P11">INT</text:p>
          </table:table-cell>
          <table:table-cell table:style-name="Tabla3.A1" office:value-type="string">
            <text:p text:style-name="P11">FK → ROLES(id_rol)</text:p>
          </table:table-cell>
        </table:table-row>
        <table:table-row table:style-name="TableLine1985423837152">
          <table:table-cell table:style-name="Tabla3.A1" office:value-type="string">
            <text:p text:style-name="P11">nombre</text:p>
          </table:table-cell>
          <table:table-cell table:style-name="Tabla3.A1" office:value-type="string">
            <text:p text:style-name="P11">VARCHAR(150)</text:p>
          </table:table-cell>
          <table:table-cell table:style-name="Tabla3.A1" office:value-type="string">
            <text:p text:style-name="P11">NOT NULL</text:p>
          </table:table-cell>
        </table:table-row>
        <table:table-row table:style-name="TableLine1985423837152">
          <table:table-cell table:style-name="Tabla3.A1" office:value-type="string">
            <text:p text:style-name="P11">email</text:p>
          </table:table-cell>
          <table:table-cell table:style-name="Tabla3.A1" office:value-type="string">
            <text:p text:style-name="P11">VARCHAR(150)</text:p>
          </table:table-cell>
          <table:table-cell table:style-name="Tabla3.A1" office:value-type="string">
            <text:p text:style-name="P11">UNIQUE, NOT NULL</text:p>
          </table:table-cell>
        </table:table-row>
        <table:table-row table:style-name="TableLine1985423837152">
          <table:table-cell table:style-name="Tabla3.A1" office:value-type="string">
            <text:p text:style-name="P11">contraseña_hash</text:p>
          </table:table-cell>
          <table:table-cell table:style-name="Tabla3.A1" office:value-type="string">
            <text:p text:style-name="P11">VARCHAR(255)</text:p>
          </table:table-cell>
          <table:table-cell table:style-name="Tabla3.A1" office:value-type="string">
            <text:p text:style-name="P11">NOT NULL</text:p>
          </table:table-cell>
        </table:table-row>
        <table:table-row table:style-name="TableLine1985423837152">
          <table:table-cell table:style-name="Tabla3.A1" office:value-type="string">
            <text:p text:style-name="P11">fecha_creacion</text:p>
          </table:table-cell>
          <table:table-cell table:style-name="Tabla3.A1" office:value-type="string">
            <text:p text:style-name="P11">TIMESTAMP</text:p>
          </table:table-cell>
          <table:table-cell table:style-name="Tabla3.A1" office:value-type="string">
            <text:p text:style-name="P11">DEFAULT NOW()</text:p>
          </table:table-cell>
        </table:table-row>
        <table:table-row table:style-name="TableLine1985423837152">
          <table:table-cell table:style-name="Tabla3.A1" office:value-type="string">
            <text:p text:style-name="P11">estado</text:p>
          </table:table-cell>
          <table:table-cell table:style-name="Tabla3.A1" office:value-type="string">
            <text:p text:style-name="P11">BOOLEAN</text:p>
          </table:table-cell>
          <table:table-cell table:style-name="Tabla3.A1" office:value-type="string">
            <text:p text:style-name="P11">DEFAULT TRUE</text:p>
          </table:table-cell>
        </table:table-row>
      </table:table>
      <text:p text:style-name="P7"/>
      <text:h text:style-name="P4" text:outline-level="2">🔹 SERVICIOS</text:h>
      <text:p text:style-name="P15">Los servicios que una empresa puede contratar (SCRUM, DPD…).</text:p>
      <table:table table:name="Tabla4" table:style-name="Tabla4">
        <table:table-column table:style-name="Tabla4.A"/>
        <table:table-column table:style-name="Tabla4.B"/>
        <table:table-column table:style-name="Tabla4.C"/>
        <table:table-header-rows>
          <table:table-row table:style-name="TableLine1985423836864">
            <table:table-cell table:style-name="Tabla4.A1" office:value-type="string">
              <text:p text:style-name="P13">Campo</text:p>
            </table:table-cell>
            <table:table-cell table:style-name="Tabla4.A1" office:value-type="string">
              <text:p text:style-name="P13">Tipo</text:p>
            </table:table-cell>
            <table:table-cell table:style-name="Tabla4.A1" office:value-type="string">
              <text:p text:style-name="P13">Restricciones</text:p>
            </table:table-cell>
          </table:table-row>
        </table:table-header-rows>
        <table:table-row table:style-name="TableLine1985423836864">
          <table:table-cell table:style-name="Tabla4.A1" office:value-type="string">
            <text:p text:style-name="P11">id_servicio</text:p>
          </table:table-cell>
          <table:table-cell table:style-name="Tabla4.A1" office:value-type="string">
            <text:p text:style-name="P11">SERIAL</text:p>
          </table:table-cell>
          <table:table-cell table:style-name="Tabla4.A1" office:value-type="string">
            <text:p text:style-name="P11">PK</text:p>
          </table:table-cell>
        </table:table-row>
        <table:table-row table:style-name="TableLine1985423836864">
          <table:table-cell table:style-name="Tabla4.A1" office:value-type="string">
            <text:p text:style-name="P11">nombre</text:p>
          </table:table-cell>
          <table:table-cell table:style-name="Tabla4.A1" office:value-type="string">
            <text:p text:style-name="P11">VARCHAR(50)</text:p>
          </table:table-cell>
          <table:table-cell table:style-name="Tabla4.A1" office:value-type="string">
            <text:p text:style-name="P11">UNIQUE, NOT NULL</text:p>
          </table:table-cell>
        </table:table-row>
        <table:table-row table:style-name="TableLine1985423836864">
          <table:table-cell table:style-name="Tabla4.A1" office:value-type="string">
            <text:p text:style-name="P11">descripcion</text:p>
          </table:table-cell>
          <table:table-cell table:style-name="Tabla4.A1" office:value-type="string">
            <text:p text:style-name="P11">TEXT</text:p>
          </table:table-cell>
          <table:table-cell table:style-name="Tabla4.A1" office:value-type="string">
            <text:p text:style-name="P12"/>
          </table:table-cell>
        </table:table-row>
      </table:table>
      <text:p text:style-name="P7"/>
      <text:h text:style-name="P4" text:outline-level="2">🔹 USUARIO_SERVICIOS (N:M)</text:h>
      <text:p text:style-name="P15">Tabla intermedia que vincula usuarios con los servicios que tienen habilitados.</text:p>
      <table:table table:name="Tabla5" table:style-name="Tabla5">
        <table:table-column table:style-name="Tabla5.A"/>
        <table:table-column table:style-name="Tabla5.B"/>
        <table:table-column table:style-name="Tabla5.C"/>
        <table:table-header-rows>
          <table:table-row table:style-name="TableLine1985423837728">
            <table:table-cell table:style-name="Tabla5.A1" office:value-type="string">
              <text:p text:style-name="P13">Campo</text:p>
            </table:table-cell>
            <table:table-cell table:style-name="Tabla5.A1" office:value-type="string">
              <text:p text:style-name="P13">Tipo</text:p>
            </table:table-cell>
            <table:table-cell table:style-name="Tabla5.A1" office:value-type="string">
              <text:p text:style-name="P13">Restricciones</text:p>
            </table:table-cell>
          </table:table-row>
        </table:table-header-rows>
        <table:table-row table:style-name="TableLine1985423837728">
          <table:table-cell table:style-name="Tabla5.A1" office:value-type="string">
            <text:p text:style-name="P11">id_usuario</text:p>
          </table:table-cell>
          <table:table-cell table:style-name="Tabla5.A1" office:value-type="string">
            <text:p text:style-name="P11">INT</text:p>
          </table:table-cell>
          <table:table-cell table:style-name="Tabla5.A1" office:value-type="string">
            <text:p text:style-name="P11">FK → USUARIOS(id_usuario)</text:p>
          </table:table-cell>
        </table:table-row>
        <table:table-row table:style-name="TableLine1985423837728">
          <table:table-cell table:style-name="Tabla5.A1" office:value-type="string">
            <text:p text:style-name="P11">id_servicio</text:p>
          </table:table-cell>
          <table:table-cell table:style-name="Tabla5.A1" office:value-type="string">
            <text:p text:style-name="P11">INT</text:p>
          </table:table-cell>
          <table:table-cell table:style-name="Tabla5.A1" office:value-type="string">
            <text:p text:style-name="P11">FK → SERVICIOS(id_servicio)</text:p>
          </table:table-cell>
        </table:table-row>
        <table:table-row table:style-name="TableLine1985423837728">
          <table:table-cell table:style-name="Tabla5.A1" office:value-type="string">
            <text:p text:style-name="P11">fecha_asignacion</text:p>
          </table:table-cell>
          <table:table-cell table:style-name="Tabla5.A1" office:value-type="string">
            <text:p text:style-name="P11">TIMESTAMP</text:p>
          </table:table-cell>
          <table:table-cell table:style-name="Tabla5.A1" office:value-type="string">
            <text:p text:style-name="P11">DEFAULT NOW()</text:p>
          </table:table-cell>
        </table:table-row>
        <table:table-row table:style-name="TableLine1985423837728">
          <table:table-cell table:style-name="Tabla5.A1" office:value-type="string">
            <text:p text:style-name="P11">PRIMARY KEY (id_usuario, id_servicio)</text:p>
          </table:table-cell>
          <table:table-cell table:style-name="Tabla5.A1" office:value-type="string">
            <text:p text:style-name="P12"/>
          </table:table-cell>
          <table:table-cell table:style-name="Tabla5.A1" office:value-type="string">
            <text:p text:style-name="P12"/>
          </table:table-cell>
        </table:table-row>
      </table:table>
      <text:p text:style-name="P7"/>
      <text:h text:style-name="P2" text:outline-level="1">2️⃣ FUNCIONALES</text:h>
      <text:h text:style-name="P4" text:outline-level="2">🔹 TICKETS</text:h>
      <text:p text:style-name="P15">Para el sistema de soporte técnico.</text:p>
      <table:table table:name="Tabla6" table:style-name="Tabla6">
        <table:table-column table:style-name="Tabla6.A"/>
        <table:table-column table:style-name="Tabla6.B"/>
        <table:table-column table:style-name="Tabla6.C"/>
        <table:table-header-rows>
          <table:table-row table:style-name="TableLine1985423845216">
            <table:table-cell table:style-name="Tabla6.A1" office:value-type="string">
              <text:p text:style-name="P13">Campo</text:p>
            </table:table-cell>
            <table:table-cell table:style-name="Tabla6.A1" office:value-type="string">
              <text:p text:style-name="P13">Tipo</text:p>
            </table:table-cell>
            <table:table-cell table:style-name="Tabla6.A1" office:value-type="string">
              <text:p text:style-name="P13">Restricciones</text:p>
            </table:table-cell>
          </table:table-row>
        </table:table-header-rows>
        <table:table-row table:style-name="TableLine1985423845216">
          <table:table-cell table:style-name="Tabla6.A1" office:value-type="string">
            <text:p text:style-name="P11">id_ticket</text:p>
          </table:table-cell>
          <table:table-cell table:style-name="Tabla6.A1" office:value-type="string">
            <text:p text:style-name="P11">SERIAL</text:p>
          </table:table-cell>
          <table:table-cell table:style-name="Tabla6.A1" office:value-type="string">
            <text:p text:style-name="P11">PK</text:p>
          </table:table-cell>
        </table:table-row>
        <text:soft-page-break/>
        <table:table-row table:style-name="TableLine1985423845216">
          <table:table-cell table:style-name="Tabla6.A1" office:value-type="string">
            <text:p text:style-name="P11">id_usuario</text:p>
          </table:table-cell>
          <table:table-cell table:style-name="Tabla6.A1" office:value-type="string">
            <text:p text:style-name="P11">INT</text:p>
          </table:table-cell>
          <table:table-cell table:style-name="Tabla6.A1" office:value-type="string">
            <text:p text:style-name="P11">FK → USUARIOS(id_usuario)</text:p>
          </table:table-cell>
        </table:table-row>
        <table:table-row table:style-name="TableLine1985423845216">
          <table:table-cell table:style-name="Tabla6.A1" office:value-type="string">
            <text:p text:style-name="P11">id_empresa</text:p>
          </table:table-cell>
          <table:table-cell table:style-name="Tabla6.A1" office:value-type="string">
            <text:p text:style-name="P11">INT</text:p>
          </table:table-cell>
          <table:table-cell table:style-name="Tabla6.A1" office:value-type="string">
            <text:p text:style-name="P11">FK → EMPRESAS(id_empresa)</text:p>
          </table:table-cell>
        </table:table-row>
        <table:table-row table:style-name="TableLine1985423845216">
          <table:table-cell table:style-name="Tabla6.A1" office:value-type="string">
            <text:p text:style-name="P11">nivel_emergencia</text:p>
          </table:table-cell>
          <table:table-cell table:style-name="Tabla6.A1" office:value-type="string">
            <text:p text:style-name="P11">SMALLINT</text:p>
          </table:table-cell>
          <table:table-cell table:style-name="Tabla6.A1" office:value-type="string">
            <text:p text:style-name="P11">1=Bajo,2=Medio,3=Alto</text:p>
          </table:table-cell>
        </table:table-row>
        <table:table-row table:style-name="TableLine1985423845216">
          <table:table-cell table:style-name="Tabla6.A1" office:value-type="string">
            <text:p text:style-name="P11">aparato_sistema</text:p>
          </table:table-cell>
          <table:table-cell table:style-name="Tabla6.A1" office:value-type="string">
            <text:p text:style-name="P11">VARCHAR(100)</text:p>
          </table:table-cell>
          <table:table-cell table:style-name="Tabla6.A1" office:value-type="string">
            <text:p text:style-name="P11">NOT NULL</text:p>
          </table:table-cell>
        </table:table-row>
        <table:table-row table:style-name="TableLine1985423845216">
          <table:table-cell table:style-name="Tabla6.A1" office:value-type="string">
            <text:p text:style-name="P11">descripcion</text:p>
          </table:table-cell>
          <table:table-cell table:style-name="Tabla6.A1" office:value-type="string">
            <text:p text:style-name="P11">TEXT</text:p>
          </table:table-cell>
          <table:table-cell table:style-name="Tabla6.A1" office:value-type="string">
            <text:p text:style-name="P11">NOT NULL</text:p>
          </table:table-cell>
        </table:table-row>
        <table:table-row table:style-name="TableLine1985423845216">
          <table:table-cell table:style-name="Tabla6.A1" office:value-type="string">
            <text:p text:style-name="P11">fecha_creacion</text:p>
          </table:table-cell>
          <table:table-cell table:style-name="Tabla6.A1" office:value-type="string">
            <text:p text:style-name="P11">TIMESTAMP</text:p>
          </table:table-cell>
          <table:table-cell table:style-name="Tabla6.A1" office:value-type="string">
            <text:p text:style-name="P11">DEFAULT NOW()</text:p>
          </table:table-cell>
        </table:table-row>
        <table:table-row table:style-name="TableLine1985423845216">
          <table:table-cell table:style-name="Tabla6.A1" office:value-type="string">
            <text:p text:style-name="P11">estado</text:p>
          </table:table-cell>
          <table:table-cell table:style-name="Tabla6.A1" office:value-type="string">
            <text:p text:style-name="P11">VARCHAR(50)</text:p>
          </table:table-cell>
          <table:table-cell table:style-name="Tabla6.A1" office:value-type="string">
            <text:p text:style-name="P11">e.g. "Abierto", "En Progreso", "Cerrado"</text:p>
          </table:table-cell>
        </table:table-row>
      </table:table>
      <text:p text:style-name="P7"/>
      <text:h text:style-name="P4" text:outline-level="2">🔹 TICKET_HISTORIAL (opcional profesional)</text:h>
      <text:p text:style-name="P15">Para auditoría de tickets.</text:p>
      <table:table table:name="Tabla7" table:style-name="Tabla7">
        <table:table-column table:style-name="Tabla7.A"/>
        <table:table-column table:style-name="Tabla7.B"/>
        <table:table-column table:style-name="Tabla7.C"/>
        <table:table-header-rows>
          <table:table-row table:style-name="TableLine1985423833696">
            <table:table-cell table:style-name="Tabla7.A1" office:value-type="string">
              <text:p text:style-name="P13">Campo</text:p>
            </table:table-cell>
            <table:table-cell table:style-name="Tabla7.A1" office:value-type="string">
              <text:p text:style-name="P13">Tipo</text:p>
            </table:table-cell>
            <table:table-cell table:style-name="Tabla7.A1" office:value-type="string">
              <text:p text:style-name="P13">Restricciones</text:p>
            </table:table-cell>
          </table:table-row>
        </table:table-header-rows>
        <table:table-row table:style-name="TableLine1985423833696">
          <table:table-cell table:style-name="Tabla7.A1" office:value-type="string">
            <text:p text:style-name="P11">id_historial</text:p>
          </table:table-cell>
          <table:table-cell table:style-name="Tabla7.A1" office:value-type="string">
            <text:p text:style-name="P11">SERIAL</text:p>
          </table:table-cell>
          <table:table-cell table:style-name="Tabla7.A1" office:value-type="string">
            <text:p text:style-name="P11">PK</text:p>
          </table:table-cell>
        </table:table-row>
        <table:table-row table:style-name="TableLine1985423833696">
          <table:table-cell table:style-name="Tabla7.A1" office:value-type="string">
            <text:p text:style-name="P11">id_ticket</text:p>
          </table:table-cell>
          <table:table-cell table:style-name="Tabla7.A1" office:value-type="string">
            <text:p text:style-name="P11">INT</text:p>
          </table:table-cell>
          <table:table-cell table:style-name="Tabla7.A1" office:value-type="string">
            <text:p text:style-name="P11">FK → TICKETS(id_ticket)</text:p>
          </table:table-cell>
        </table:table-row>
        <table:table-row table:style-name="TableLine1985423833696">
          <table:table-cell table:style-name="Tabla7.A1" office:value-type="string">
            <text:p text:style-name="P11">id_usuario</text:p>
          </table:table-cell>
          <table:table-cell table:style-name="Tabla7.A1" office:value-type="string">
            <text:p text:style-name="P11">INT</text:p>
          </table:table-cell>
          <table:table-cell table:style-name="Tabla7.A1" office:value-type="string">
            <text:p text:style-name="P11">FK → USUARIOS(id_usuario)</text:p>
          </table:table-cell>
        </table:table-row>
        <table:table-row table:style-name="TableLine1985423833696">
          <table:table-cell table:style-name="Tabla7.A1" office:value-type="string">
            <text:p text:style-name="P11">cambio</text:p>
          </table:table-cell>
          <table:table-cell table:style-name="Tabla7.A1" office:value-type="string">
            <text:p text:style-name="P11">TEXT</text:p>
          </table:table-cell>
          <table:table-cell table:style-name="Tabla7.A1" office:value-type="string">
            <text:p text:style-name="P11">NOT NULL</text:p>
          </table:table-cell>
        </table:table-row>
        <table:table-row table:style-name="TableLine1985423833696">
          <table:table-cell table:style-name="Tabla7.A1" office:value-type="string">
            <text:p text:style-name="P11">fecha</text:p>
          </table:table-cell>
          <table:table-cell table:style-name="Tabla7.A1" office:value-type="string">
            <text:p text:style-name="P11">TIMESTAMP</text:p>
          </table:table-cell>
          <table:table-cell table:style-name="Tabla7.A1" office:value-type="string">
            <text:p text:style-name="P11">DEFAULT NOW()</text:p>
          </table:table-cell>
        </table:table-row>
      </table:table>
      <text:p text:style-name="P7"/>
      <text:h text:style-name="P4" text:outline-level="2">🔹 SCRUM_TABLEROS</text:h>
      <text:p text:style-name="P15">Tableros Kanban.</text:p>
      <table:table table:name="Tabla8" table:style-name="Tabla8">
        <table:table-column table:style-name="Tabla8.A"/>
        <table:table-column table:style-name="Tabla8.B"/>
        <table:table-column table:style-name="Tabla8.C"/>
        <table:table-header-rows>
          <table:table-row table:style-name="TableLine1985555741248">
            <table:table-cell table:style-name="Tabla8.A1" office:value-type="string">
              <text:p text:style-name="P13">Campo</text:p>
            </table:table-cell>
            <table:table-cell table:style-name="Tabla8.A1" office:value-type="string">
              <text:p text:style-name="P13">Tipo</text:p>
            </table:table-cell>
            <table:table-cell table:style-name="Tabla8.A1" office:value-type="string">
              <text:p text:style-name="P13">Restricciones</text:p>
            </table:table-cell>
          </table:table-row>
        </table:table-header-rows>
        <table:table-row table:style-name="TableLine1985555741248">
          <table:table-cell table:style-name="Tabla8.A1" office:value-type="string">
            <text:p text:style-name="P11">id_tablero</text:p>
          </table:table-cell>
          <table:table-cell table:style-name="Tabla8.A1" office:value-type="string">
            <text:p text:style-name="P11">SERIAL</text:p>
          </table:table-cell>
          <table:table-cell table:style-name="Tabla8.A1" office:value-type="string">
            <text:p text:style-name="P11">PK</text:p>
          </table:table-cell>
        </table:table-row>
        <table:table-row table:style-name="TableLine1985555741248">
          <table:table-cell table:style-name="Tabla8.A1" office:value-type="string">
            <text:p text:style-name="P11">id_empresa</text:p>
          </table:table-cell>
          <table:table-cell table:style-name="Tabla8.A1" office:value-type="string">
            <text:p text:style-name="P11">INT</text:p>
          </table:table-cell>
          <table:table-cell table:style-name="Tabla8.A1" office:value-type="string">
            <text:p text:style-name="P11">FK → EMPRESAS(id_empresa)</text:p>
          </table:table-cell>
        </table:table-row>
        <table:table-row table:style-name="TableLine1985555741248">
          <table:table-cell table:style-name="Tabla8.A1" office:value-type="string">
            <text:p text:style-name="P11">nombre</text:p>
          </table:table-cell>
          <table:table-cell table:style-name="Tabla8.A1" office:value-type="string">
            <text:p text:style-name="P11">VARCHAR(100)</text:p>
          </table:table-cell>
          <table:table-cell table:style-name="Tabla8.A1" office:value-type="string">
            <text:p text:style-name="P11">NOT NULL</text:p>
          </table:table-cell>
        </table:table-row>
        <table:table-row table:style-name="TableLine1985555741248">
          <table:table-cell table:style-name="Tabla8.A1" office:value-type="string">
            <text:p text:style-name="P11">fecha_creacion</text:p>
          </table:table-cell>
          <table:table-cell table:style-name="Tabla8.A1" office:value-type="string">
            <text:p text:style-name="P11">TIMESTAMP</text:p>
          </table:table-cell>
          <table:table-cell table:style-name="Tabla8.A1" office:value-type="string">
            <text:p text:style-name="P11">DEFAULT NOW()</text:p>
          </table:table-cell>
        </table:table-row>
      </table:table>
      <text:p text:style-name="P7"/>
      <text:h text:style-name="P4" text:outline-level="2">🔹 SCRUM_TAREAS</text:h>
      <text:p text:style-name="P15">Tareas de SCRUM.</text:p>
      <table:table table:name="Tabla9" table:style-name="Tabla9">
        <table:table-column table:style-name="Tabla9.A"/>
        <table:table-column table:style-name="Tabla9.B"/>
        <table:table-column table:style-name="Tabla9.C"/>
        <table:table-header-rows>
          <table:table-row table:style-name="TableLine1985555729152">
            <table:table-cell table:style-name="Tabla9.A1" office:value-type="string">
              <text:p text:style-name="P13">Campo</text:p>
            </table:table-cell>
            <table:table-cell table:style-name="Tabla9.A1" office:value-type="string">
              <text:p text:style-name="P13">Tipo</text:p>
            </table:table-cell>
            <table:table-cell table:style-name="Tabla9.A1" office:value-type="string">
              <text:p text:style-name="P13">Restricciones</text:p>
            </table:table-cell>
          </table:table-row>
        </table:table-header-rows>
        <table:table-row table:style-name="TableLine1985555729152">
          <table:table-cell table:style-name="Tabla9.A1" office:value-type="string">
            <text:p text:style-name="P11">id_tarea</text:p>
          </table:table-cell>
          <table:table-cell table:style-name="Tabla9.A1" office:value-type="string">
            <text:p text:style-name="P11">SERIAL</text:p>
          </table:table-cell>
          <table:table-cell table:style-name="Tabla9.A1" office:value-type="string">
            <text:p text:style-name="P11">PK</text:p>
          </table:table-cell>
        </table:table-row>
        <table:table-row table:style-name="TableLine1985555729152">
          <table:table-cell table:style-name="Tabla9.A1" office:value-type="string">
            <text:p text:style-name="P11">id_tablero</text:p>
          </table:table-cell>
          <table:table-cell table:style-name="Tabla9.A1" office:value-type="string">
            <text:p text:style-name="P11">INT</text:p>
          </table:table-cell>
          <table:table-cell table:style-name="Tabla9.A1" office:value-type="string">
            <text:p text:style-name="P11">FK → SCRUM_TABLEROS(id_tablero)</text:p>
          </table:table-cell>
        </table:table-row>
        <table:table-row table:style-name="TableLine1985555729152">
          <table:table-cell table:style-name="Tabla9.A1" office:value-type="string">
            <text:p text:style-name="P11">id_usuario</text:p>
          </table:table-cell>
          <table:table-cell table:style-name="Tabla9.A1" office:value-type="string">
            <text:p text:style-name="P11">INT</text:p>
          </table:table-cell>
          <table:table-cell table:style-name="Tabla9.A1" office:value-type="string">
            <text:p text:style-name="P11">FK → USUARIOS(id_usuario), 0:1 opcional</text:p>
          </table:table-cell>
        </table:table-row>
        <table:table-row table:style-name="TableLine1985555729152">
          <table:table-cell table:style-name="Tabla9.A1" office:value-type="string">
            <text:p text:style-name="P11">titulo</text:p>
          </table:table-cell>
          <table:table-cell table:style-name="Tabla9.A1" office:value-type="string">
            <text:p text:style-name="P11">VARCHAR(150)</text:p>
          </table:table-cell>
          <table:table-cell table:style-name="Tabla9.A1" office:value-type="string">
            <text:p text:style-name="P11">NOT NULL</text:p>
          </table:table-cell>
        </table:table-row>
        <table:table-row table:style-name="TableLine1985555729152">
          <table:table-cell table:style-name="Tabla9.A1" office:value-type="string">
            <text:p text:style-name="P11">descripcion</text:p>
          </table:table-cell>
          <table:table-cell table:style-name="Tabla9.A1" office:value-type="string">
            <text:p text:style-name="P11">TEXT</text:p>
          </table:table-cell>
          <table:table-cell table:style-name="Tabla9.A1" office:value-type="string">
            <text:p text:style-name="P12"/>
          </table:table-cell>
        </table:table-row>
        <table:table-row table:style-name="TableLine1985555729152">
          <table:table-cell table:style-name="Tabla9.A1" office:value-type="string">
            <text:p text:style-name="P11">prioridad</text:p>
          </table:table-cell>
          <table:table-cell table:style-name="Tabla9.A1" office:value-type="string">
            <text:p text:style-name="P11">SMALLINT</text:p>
          </table:table-cell>
          <table:table-cell table:style-name="Tabla9.A1" office:value-type="string">
            <text:p text:style-name="P11">1=Alta,2=Media,3=Baja</text:p>
          </table:table-cell>
        </table:table-row>
        <table:table-row table:style-name="TableLine1985555729152">
          <table:table-cell table:style-name="Tabla9.A1" office:value-type="string">
            <text:p text:style-name="P11">estado</text:p>
          </table:table-cell>
          <table:table-cell table:style-name="Tabla9.A1" office:value-type="string">
            <text:p text:style-name="P11">VARCHAR(50)</text:p>
          </table:table-cell>
          <table:table-cell table:style-name="Tabla9.A1" office:value-type="string">
            <text:p text:style-name="P11">"Pendiente","En Progreso","Completado"</text:p>
          </table:table-cell>
        </table:table-row>
        <text:soft-page-break/>
        <table:table-row table:style-name="TableLine1985555729152">
          <table:table-cell table:style-name="Tabla9.A1" office:value-type="string">
            <text:p text:style-name="P11">fecha_creacion</text:p>
          </table:table-cell>
          <table:table-cell table:style-name="Tabla9.A1" office:value-type="string">
            <text:p text:style-name="P11">TIMESTAMP</text:p>
          </table:table-cell>
          <table:table-cell table:style-name="Tabla9.A1" office:value-type="string">
            <text:p text:style-name="P11">DEFAULT NOW()</text:p>
          </table:table-cell>
        </table:table-row>
      </table:table>
      <text:p text:style-name="P7"/>
      <text:h text:style-name="P4" text:outline-level="2">🔹 DPD_DOCUMENTOS</text:h>
      <text:p text:style-name="P15">Documentación sensible (cumple RGPD).</text:p>
      <table:table table:name="Tabla10" table:style-name="Tabla10">
        <table:table-column table:style-name="Tabla10.A"/>
        <table:table-column table:style-name="Tabla10.B"/>
        <table:table-column table:style-name="Tabla10.C"/>
        <table:table-header-rows>
          <table:table-row table:style-name="TableLine1985555742688">
            <table:table-cell table:style-name="Tabla10.A1" office:value-type="string">
              <text:p text:style-name="P13">Campo</text:p>
            </table:table-cell>
            <table:table-cell table:style-name="Tabla10.A1" office:value-type="string">
              <text:p text:style-name="P13">Tipo</text:p>
            </table:table-cell>
            <table:table-cell table:style-name="Tabla10.A1" office:value-type="string">
              <text:p text:style-name="P13">Restricciones</text:p>
            </table:table-cell>
          </table:table-row>
        </table:table-header-rows>
        <table:table-row table:style-name="TableLine1985555742688">
          <table:table-cell table:style-name="Tabla10.A1" office:value-type="string">
            <text:p text:style-name="P11">id_documento</text:p>
          </table:table-cell>
          <table:table-cell table:style-name="Tabla10.A1" office:value-type="string">
            <text:p text:style-name="P11">SERIAL</text:p>
          </table:table-cell>
          <table:table-cell table:style-name="Tabla10.A1" office:value-type="string">
            <text:p text:style-name="P11">PK</text:p>
          </table:table-cell>
        </table:table-row>
        <table:table-row table:style-name="TableLine1985555742688">
          <table:table-cell table:style-name="Tabla10.A1" office:value-type="string">
            <text:p text:style-name="P11">id_empresa</text:p>
          </table:table-cell>
          <table:table-cell table:style-name="Tabla10.A1" office:value-type="string">
            <text:p text:style-name="P11">INT</text:p>
          </table:table-cell>
          <table:table-cell table:style-name="Tabla10.A1" office:value-type="string">
            <text:p text:style-name="P11">FK → EMPRESAS(id_empresa)</text:p>
          </table:table-cell>
        </table:table-row>
        <table:table-row table:style-name="TableLine1985555742688">
          <table:table-cell table:style-name="Tabla10.A1" office:value-type="string">
            <text:p text:style-name="P11">nombre</text:p>
          </table:table-cell>
          <table:table-cell table:style-name="Tabla10.A1" office:value-type="string">
            <text:p text:style-name="P11">VARCHAR(150)</text:p>
          </table:table-cell>
          <table:table-cell table:style-name="Tabla10.A1" office:value-type="string">
            <text:p text:style-name="P11">NOT NULL</text:p>
          </table:table-cell>
        </table:table-row>
        <table:table-row table:style-name="TableLine1985555742688">
          <table:table-cell table:style-name="Tabla10.A1" office:value-type="string">
            <text:p text:style-name="P11">ruta_archivo</text:p>
          </table:table-cell>
          <table:table-cell table:style-name="Tabla10.A1" office:value-type="string">
            <text:p text:style-name="P11">TEXT</text:p>
          </table:table-cell>
          <table:table-cell table:style-name="Tabla10.A1" office:value-type="string">
            <text:p text:style-name="P11">NOT NULL</text:p>
          </table:table-cell>
        </table:table-row>
        <table:table-row table:style-name="TableLine1985555742688">
          <table:table-cell table:style-name="Tabla10.A1" office:value-type="string">
            <text:p text:style-name="P11">fecha_modificacion</text:p>
          </table:table-cell>
          <table:table-cell table:style-name="Tabla10.A1" office:value-type="string">
            <text:p text:style-name="P11">TIMESTAMP</text:p>
          </table:table-cell>
          <table:table-cell table:style-name="Tabla10.A1" office:value-type="string">
            <text:p text:style-name="P11">NOT NULL</text:p>
          </table:table-cell>
        </table:table-row>
        <table:table-row table:style-name="TableLine1985555742688">
          <table:table-cell table:style-name="Tabla10.A1" office:value-type="string">
            <text:p text:style-name="P11">estado</text:p>
          </table:table-cell>
          <table:table-cell table:style-name="Tabla10.A1" office:value-type="string">
            <text:p text:style-name="P11">BOOLEAN</text:p>
          </table:table-cell>
          <table:table-cell table:style-name="Tabla10.A1" office:value-type="string">
            <text:p text:style-name="P11">DEFAULT TRUE</text:p>
          </table:table-cell>
        </table:table-row>
      </table:table>
      <text:p text:style-name="P7"/>
      <text:h text:style-name="P4" text:outline-level="2">🔹 DPD_PERMISOS (N:M)</text:h>
      <text:p text:style-name="P15">Permisos de usuarios sobre documentos DPD.</text:p>
      <table:table table:name="Tabla11" table:style-name="Tabla11">
        <table:table-column table:style-name="Tabla11.A"/>
        <table:table-column table:style-name="Tabla11.B"/>
        <table:table-column table:style-name="Tabla11.C"/>
        <table:table-header-rows>
          <table:table-row table:style-name="TableLine1985555728576">
            <table:table-cell table:style-name="Tabla11.A1" office:value-type="string">
              <text:p text:style-name="P13">Campo</text:p>
            </table:table-cell>
            <table:table-cell table:style-name="Tabla11.A1" office:value-type="string">
              <text:p text:style-name="P13">Tipo</text:p>
            </table:table-cell>
            <table:table-cell table:style-name="Tabla11.A1" office:value-type="string">
              <text:p text:style-name="P13">Restricciones</text:p>
            </table:table-cell>
          </table:table-row>
        </table:table-header-rows>
        <table:table-row table:style-name="TableLine1985555728576">
          <table:table-cell table:style-name="Tabla11.A1" office:value-type="string">
            <text:p text:style-name="P11">id_usuario</text:p>
          </table:table-cell>
          <table:table-cell table:style-name="Tabla11.A1" office:value-type="string">
            <text:p text:style-name="P11">INT</text:p>
          </table:table-cell>
          <table:table-cell table:style-name="Tabla11.A1" office:value-type="string">
            <text:p text:style-name="P11">FK → USUARIOS(id_usuario)</text:p>
          </table:table-cell>
        </table:table-row>
        <table:table-row table:style-name="TableLine1985555728576">
          <table:table-cell table:style-name="Tabla11.A1" office:value-type="string">
            <text:p text:style-name="P11">id_documento</text:p>
          </table:table-cell>
          <table:table-cell table:style-name="Tabla11.A1" office:value-type="string">
            <text:p text:style-name="P11">INT</text:p>
          </table:table-cell>
          <table:table-cell table:style-name="Tabla11.A1" office:value-type="string">
            <text:p text:style-name="P11">FK → DPD_DOCUMENTOS(id_documento)</text:p>
          </table:table-cell>
        </table:table-row>
        <table:table-row table:style-name="TableLine1985555728576">
          <table:table-cell table:style-name="Tabla11.A1" office:value-type="string">
            <text:p text:style-name="P11">fecha_asignacion</text:p>
          </table:table-cell>
          <table:table-cell table:style-name="Tabla11.A1" office:value-type="string">
            <text:p text:style-name="P11">TIMESTAMP</text:p>
          </table:table-cell>
          <table:table-cell table:style-name="Tabla11.A1" office:value-type="string">
            <text:p text:style-name="P11">DEFAULT NOW()</text:p>
          </table:table-cell>
        </table:table-row>
        <table:table-row table:style-name="TableLine1985555728576">
          <table:table-cell table:style-name="Tabla11.A1" office:value-type="string">
            <text:p text:style-name="P11">PRIMARY KEY(id_usuario, id_documento)</text:p>
          </table:table-cell>
          <table:table-cell table:style-name="Tabla11.A1" office:value-type="string">
            <text:p text:style-name="P12"/>
          </table:table-cell>
          <table:table-cell table:style-name="Tabla11.A1" office:value-type="string">
            <text:p text:style-name="P12"/>
          </table:table-cell>
        </table:table-row>
      </table:table>
      <text:p text:style-name="P7"/>
      <text:h text:style-name="P4" text:outline-level="2">🔹 DPD_AUDITORIA</text:h>
      <text:p text:style-name="P15">Auditoría de accesos a documentos DPD.</text:p>
      <table:table table:name="Tabla12" table:style-name="Tabla12">
        <table:table-column table:style-name="Tabla12.A"/>
        <table:table-column table:style-name="Tabla12.B"/>
        <table:table-column table:style-name="Tabla12.C"/>
        <table:table-header-rows>
          <table:table-row table:style-name="TableLine1985555738944">
            <table:table-cell table:style-name="Tabla12.A1" office:value-type="string">
              <text:p text:style-name="P13">Campo</text:p>
            </table:table-cell>
            <table:table-cell table:style-name="Tabla12.A1" office:value-type="string">
              <text:p text:style-name="P13">Tipo</text:p>
            </table:table-cell>
            <table:table-cell table:style-name="Tabla12.A1" office:value-type="string">
              <text:p text:style-name="P13">Restricciones</text:p>
            </table:table-cell>
          </table:table-row>
        </table:table-header-rows>
        <table:table-row table:style-name="TableLine1985555738944">
          <table:table-cell table:style-name="Tabla12.A1" office:value-type="string">
            <text:p text:style-name="P11">id_auditoria</text:p>
          </table:table-cell>
          <table:table-cell table:style-name="Tabla12.A1" office:value-type="string">
            <text:p text:style-name="P11">SERIAL</text:p>
          </table:table-cell>
          <table:table-cell table:style-name="Tabla12.A1" office:value-type="string">
            <text:p text:style-name="P11">PK</text:p>
          </table:table-cell>
        </table:table-row>
        <table:table-row table:style-name="TableLine1985555738944">
          <table:table-cell table:style-name="Tabla12.A1" office:value-type="string">
            <text:p text:style-name="P11">id_usuario</text:p>
          </table:table-cell>
          <table:table-cell table:style-name="Tabla12.A1" office:value-type="string">
            <text:p text:style-name="P11">INT</text:p>
          </table:table-cell>
          <table:table-cell table:style-name="Tabla12.A1" office:value-type="string">
            <text:p text:style-name="P11">FK → USUARIOS(id_usuario)</text:p>
          </table:table-cell>
        </table:table-row>
        <table:table-row table:style-name="TableLine1985555738944">
          <table:table-cell table:style-name="Tabla12.A1" office:value-type="string">
            <text:p text:style-name="P11">id_documento</text:p>
          </table:table-cell>
          <table:table-cell table:style-name="Tabla12.A1" office:value-type="string">
            <text:p text:style-name="P11">INT</text:p>
          </table:table-cell>
          <table:table-cell table:style-name="Tabla12.A1" office:value-type="string">
            <text:p text:style-name="P11">FK → DPD_DOCUMENTOS(id_documento)</text:p>
          </table:table-cell>
        </table:table-row>
        <table:table-row table:style-name="TableLine1985555738944">
          <table:table-cell table:style-name="Tabla12.A1" office:value-type="string">
            <text:p text:style-name="P11">accion</text:p>
          </table:table-cell>
          <table:table-cell table:style-name="Tabla12.A1" office:value-type="string">
            <text:p text:style-name="P11">VARCHAR(50)</text:p>
          </table:table-cell>
          <table:table-cell table:style-name="Tabla12.A1" office:value-type="string">
            <text:p text:style-name="P11">"Acceso", "Descarga", etc.</text:p>
          </table:table-cell>
        </table:table-row>
        <table:table-row table:style-name="TableLine1985555738944">
          <table:table-cell table:style-name="Tabla12.A1" office:value-type="string">
            <text:p text:style-name="P11">fecha</text:p>
          </table:table-cell>
          <table:table-cell table:style-name="Tabla12.A1" office:value-type="string">
            <text:p text:style-name="P11">TIMESTAMP</text:p>
          </table:table-cell>
          <table:table-cell table:style-name="Tabla12.A1" office:value-type="string">
            <text:p text:style-name="P11">DEFAULT NOW()</text:p>
          </table:table-cell>
        </table:table-row>
      </table:table>
      <text:p text:style-name="P7"/>
      <text:h text:style-name="P2" text:outline-level="1"><text:soft-page-break/>3️⃣ SEGURIDAD</text:h>
      <text:h text:style-name="P4" text:outline-level="2">🔹 LOGS_ACCESO</text:h>
      <text:p text:style-name="P15">Auditoría general de accesos.</text:p>
      <table:table table:name="Tabla13" table:style-name="Tabla13">
        <table:table-column table:style-name="Tabla13.A"/>
        <table:table-column table:style-name="Tabla13.B"/>
        <table:table-column table:style-name="Tabla13.C"/>
        <table:table-header-rows>
          <table:table-row table:style-name="TableLine1985336868400">
            <table:table-cell table:style-name="Tabla13.A1" office:value-type="string">
              <text:p text:style-name="P13">Campo</text:p>
            </table:table-cell>
            <table:table-cell table:style-name="Tabla13.A1" office:value-type="string">
              <text:p text:style-name="P13">Tipo</text:p>
            </table:table-cell>
            <table:table-cell table:style-name="Tabla13.A1" office:value-type="string">
              <text:p text:style-name="P13">Restricciones</text:p>
            </table:table-cell>
          </table:table-row>
        </table:table-header-rows>
        <table:table-row table:style-name="TableLine1985336868400">
          <table:table-cell table:style-name="Tabla13.A1" office:value-type="string">
            <text:p text:style-name="P11">id_log</text:p>
          </table:table-cell>
          <table:table-cell table:style-name="Tabla13.A1" office:value-type="string">
            <text:p text:style-name="P11">SERIAL</text:p>
          </table:table-cell>
          <table:table-cell table:style-name="Tabla13.A1" office:value-type="string">
            <text:p text:style-name="P11">PK</text:p>
          </table:table-cell>
        </table:table-row>
        <table:table-row table:style-name="TableLine1985336868400">
          <table:table-cell table:style-name="Tabla13.A1" office:value-type="string">
            <text:p text:style-name="P11">id_usuario</text:p>
          </table:table-cell>
          <table:table-cell table:style-name="Tabla13.A1" office:value-type="string">
            <text:p text:style-name="P11">INT</text:p>
          </table:table-cell>
          <table:table-cell table:style-name="Tabla13.A1" office:value-type="string">
            <text:p text:style-name="P11">FK → USUARIOS(id_usuario), 0:1 opcional</text:p>
          </table:table-cell>
        </table:table-row>
        <table:table-row table:style-name="TableLine1985336868400">
          <table:table-cell table:style-name="Tabla13.A1" office:value-type="string">
            <text:p text:style-name="P11">accion</text:p>
          </table:table-cell>
          <table:table-cell table:style-name="Tabla13.A1" office:value-type="string">
            <text:p text:style-name="P11">VARCHAR(100)</text:p>
          </table:table-cell>
          <table:table-cell table:style-name="Tabla13.A1" office:value-type="string">
            <text:p text:style-name="P11">NOT NULL</text:p>
          </table:table-cell>
        </table:table-row>
        <table:table-row table:style-name="TableLine1985336868400">
          <table:table-cell table:style-name="Tabla13.A1" office:value-type="string">
            <text:p text:style-name="P11">ip</text:p>
          </table:table-cell>
          <table:table-cell table:style-name="Tabla13.A1" office:value-type="string">
            <text:p text:style-name="P11">VARCHAR(45)</text:p>
          </table:table-cell>
          <table:table-cell table:style-name="Tabla13.A1" office:value-type="string">
            <text:p text:style-name="P12"/>
          </table:table-cell>
        </table:table-row>
        <table:table-row table:style-name="TableLine1985336868400">
          <table:table-cell table:style-name="Tabla13.A1" office:value-type="string">
            <text:p text:style-name="P11">fecha</text:p>
          </table:table-cell>
          <table:table-cell table:style-name="Tabla13.A1" office:value-type="string">
            <text:p text:style-name="P11">TIMESTAMP</text:p>
          </table:table-cell>
          <table:table-cell table:style-name="Tabla13.A1" office:value-type="string">
            <text:p text:style-name="P11">DEFAULT NOW()</text:p>
          </table:table-cell>
        </table:table-row>
      </table:table>
      <text:p text:style-name="P7"/>
      <text:h text:style-name="P4" text:outline-level="2">🔹 LOGIN_INTENTOS</text:h>
      <text:p text:style-name="P15">Intentos de login fallidos o correctos (para anti fuerza bruta).</text:p>
      <table:table table:name="Tabla14" table:style-name="Tabla14">
        <table:table-column table:style-name="Tabla14.A"/>
        <table:table-column table:style-name="Tabla14.B"/>
        <table:table-column table:style-name="Tabla14.C"/>
        <table:table-header-rows>
          <table:table-row table:style-name="TableLine1985336870704">
            <table:table-cell table:style-name="Tabla14.A1" office:value-type="string">
              <text:p text:style-name="P13">Campo</text:p>
            </table:table-cell>
            <table:table-cell table:style-name="Tabla14.A1" office:value-type="string">
              <text:p text:style-name="P13">Tipo</text:p>
            </table:table-cell>
            <table:table-cell table:style-name="Tabla14.A1" office:value-type="string">
              <text:p text:style-name="P13">Restricciones</text:p>
            </table:table-cell>
          </table:table-row>
        </table:table-header-rows>
        <table:table-row table:style-name="TableLine1985336870704">
          <table:table-cell table:style-name="Tabla14.A1" office:value-type="string">
            <text:p text:style-name="P11">id_intento</text:p>
          </table:table-cell>
          <table:table-cell table:style-name="Tabla14.A1" office:value-type="string">
            <text:p text:style-name="P11">SERIAL</text:p>
          </table:table-cell>
          <table:table-cell table:style-name="Tabla14.A1" office:value-type="string">
            <text:p text:style-name="P11">PK</text:p>
          </table:table-cell>
        </table:table-row>
        <table:table-row table:style-name="TableLine1985336870704">
          <table:table-cell table:style-name="Tabla14.A1" office:value-type="string">
            <text:p text:style-name="P11">id_usuario</text:p>
          </table:table-cell>
          <table:table-cell table:style-name="Tabla14.A1" office:value-type="string">
            <text:p text:style-name="P11">INT</text:p>
          </table:table-cell>
          <table:table-cell table:style-name="Tabla14.A1" office:value-type="string">
            <text:p text:style-name="P11">FK → USUARIOS(id_usuario), 0:1 opcional</text:p>
          </table:table-cell>
        </table:table-row>
        <table:table-row table:style-name="TableLine1985336870704">
          <table:table-cell table:style-name="Tabla14.A1" office:value-type="string">
            <text:p text:style-name="P11">exito</text:p>
          </table:table-cell>
          <table:table-cell table:style-name="Tabla14.A1" office:value-type="string">
            <text:p text:style-name="P11">BOOLEAN</text:p>
          </table:table-cell>
          <table:table-cell table:style-name="Tabla14.A1" office:value-type="string">
            <text:p text:style-name="P12"/>
          </table:table-cell>
        </table:table-row>
        <table:table-row table:style-name="TableLine1985336870704">
          <table:table-cell table:style-name="Tabla14.A1" office:value-type="string">
            <text:p text:style-name="P11">ip</text:p>
          </table:table-cell>
          <table:table-cell table:style-name="Tabla14.A1" office:value-type="string">
            <text:p text:style-name="P11">VARCHAR(45)</text:p>
          </table:table-cell>
          <table:table-cell table:style-name="Tabla14.A1" office:value-type="string">
            <text:p text:style-name="P12"/>
          </table:table-cell>
        </table:table-row>
        <table:table-row table:style-name="TableLine1985336870704">
          <table:table-cell table:style-name="Tabla14.A1" office:value-type="string">
            <text:p text:style-name="P11">fecha</text:p>
          </table:table-cell>
          <table:table-cell table:style-name="Tabla14.A1" office:value-type="string">
            <text:p text:style-name="P11">TIMESTAMP</text:p>
          </table:table-cell>
          <table:table-cell table:style-name="Tabla14.A1" office:value-type="string">
            <text:p text:style-name="P11">DEFAULT NOW()</text:p>
          </table:table-cell>
        </table:table-row>
      </table:table>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3-17T11:18:14.790000000</meta:creation-date>
    <dc:date>2026-03-17T17:47:58.329000000</dc:date>
    <meta:editing-duration>PT4H29M11S</meta:editing-duration>
    <meta:editing-cycles>6</meta:editing-cycles>
    <meta:generator>LibreOffice/7.3.2.2$Windows_X86_64 LibreOffice_project/49f2b1bff42cfccbd8f788c8dc32c1c309559be0</meta:generator>
    <meta:document-statistic meta:table-count="14" meta:image-count="0" meta:object-count="0" meta:page-count="14" meta:paragraph-count="485" meta:word-count="2251" meta:character-count="14779" meta:non-whitespace-character-count="13150"/>
  </office:meta>
</office:document-meta>
</file>